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3.3992809197698" table:style-name="ce1">
            <text:p>3,39928092</text:p>
          </table:table-cell>
          <table:table-cell office:value-type="float" office:value="0.576970619618971" table:style-name="ce1">
            <text:p>0,57697062</text:p>
          </table:table-cell>
          <table:table-cell office:value-type="float" office:value="-1.37733453022465" table:style-name="ce1">
            <text:p>-1,37733453</text:p>
          </table:table-cell>
          <table:table-cell office:value-type="float" office:value="0.31126111941149698" table:style-name="ce1">
            <text:p>0,31126111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7485505767491" table:style-name="ce1">
            <text:p>3,974855058</text:p>
          </table:table-cell>
          <table:table-cell office:value-type="float" office:value="0.55015429180752895" table:style-name="ce1">
            <text:p>0,550154292</text:p>
          </table:table-cell>
          <table:table-cell office:value-type="float" office:value="-1.37976604906433" table:style-name="ce1">
            <text:p>-1,379766049</text:p>
          </table:table-cell>
          <table:table-cell office:value-type="float" office:value="0.30510655005727699" table:style-name="ce1">
            <text:p>0,30510655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4.6588569797915804" table:style-name="ce1">
            <text:p>4,65885698</text:p>
          </table:table-cell>
          <table:table-cell office:value-type="float" office:value="0.52480513858993305" table:style-name="ce1">
            <text:p>0,524805139</text:p>
          </table:table-cell>
          <table:table-cell office:value-type="float" office:value="-1.38054697155705" table:style-name="ce1">
            <text:p>-1,380546972</text:p>
          </table:table-cell>
          <table:table-cell office:value-type="float" office:value="0.29364541454365001" table:style-name="ce1">
            <text:p>0,29364541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896375700329198" table:style-name="ce1">
            <text:p>5,18963757</text:p>
          </table:table-cell>
          <table:table-cell office:value-type="float" office:value="0.51053558304732105" table:style-name="ce1">
            <text:p>0,510535583</text:p>
          </table:table-cell>
          <table:table-cell office:value-type="float" office:value="-1.3921520346837599" table:style-name="ce1">
            <text:p>-1,392152035</text:p>
          </table:table-cell>
          <table:table-cell office:value-type="float" office:value="0.28378656681109998" table:style-name="ce1">
            <text:p>0,283786567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5.5313783067489002" table:style-name="ce1">
            <text:p>5,531378307</text:p>
          </table:table-cell>
          <table:table-cell office:value-type="float" office:value="0.50234677515706105" table:style-name="ce1">
            <text:p>0,502346775</text:p>
          </table:table-cell>
          <table:table-cell office:value-type="float" office:value="-1.39816904451882" table:style-name="ce1">
            <text:p>-1,398169045</text:p>
          </table:table-cell>
          <table:table-cell office:value-type="float" office:value="0.27847401689355" table:style-name="ce1">
            <text:p>0,27847401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7282757562463802" table:style-name="ce1">
            <text:p>5,728275756</text:p>
          </table:table-cell>
          <table:table-cell office:value-type="float" office:value="0.49654267530360302" table:style-name="ce1">
            <text:p>0,496542675</text:p>
          </table:table-cell>
          <table:table-cell office:value-type="float" office:value="-1.39581739386476" table:style-name="ce1">
            <text:p>-1,395817394</text:p>
          </table:table-cell>
          <table:table-cell office:value-type="float" office:value="0.27775434128857901" table:style-name="ce1">
            <text:p>0,277754341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5.8341253248653997" table:style-name="ce1">
            <text:p>5,834125325</text:p>
          </table:table-cell>
          <table:table-cell office:value-type="float" office:value="0.49462824581814102" table:style-name="ce1">
            <text:p>0,494628246</text:p>
          </table:table-cell>
          <table:table-cell office:value-type="float" office:value="-1.39676553490236" table:style-name="ce1">
            <text:p>-1,396765535</text:p>
          </table:table-cell>
          <table:table-cell office:value-type="float" office:value="0.278490837016932" table:style-name="ce1">
            <text:p>0,27849083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86378979798421" table:style-name="ce1">
            <text:p>5,863789798</text:p>
          </table:table-cell>
          <table:table-cell office:value-type="float" office:value="0.49386584843666298" table:style-name="ce1">
            <text:p>0,493865848</text:p>
          </table:table-cell>
          <table:table-cell office:value-type="float" office:value="-1.39803306623919" table:style-name="ce1">
            <text:p>-1,398033066</text:p>
          </table:table-cell>
          <table:table-cell office:value-type="float" office:value="0.27808175293487702" table:style-name="ce1">
            <text:p>0,278081753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5.8706337613853998" table:style-name="ce1">
            <text:p>5,870633761</text:p>
          </table:table-cell>
          <table:table-cell office:value-type="float" office:value="0.49454464998981001" table:style-name="ce1">
            <text:p>0,49454465</text:p>
          </table:table-cell>
          <table:table-cell office:value-type="float" office:value="-1.4021771807505801" table:style-name="ce1">
            <text:p>-1,402177181</text:p>
          </table:table-cell>
          <table:table-cell office:value-type="float" office:value="0.27647515989448102" table:style-name="ce1">
            <text:p>0,2764751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8286199317046501" table:style-name="ce1">
            <text:p>5,828619932</text:p>
          </table:table-cell>
          <table:table-cell office:value-type="float" office:value="0.49474348218538" table:style-name="ce1">
            <text:p>0,494743482</text:p>
          </table:table-cell>
          <table:table-cell office:value-type="float" office:value="-1.39629583940807" table:style-name="ce1">
            <text:p>-1,396295839</text:p>
          </table:table-cell>
          <table:table-cell office:value-type="float" office:value="0.27800245981574101" table:style-name="ce1">
            <text:p>0,27800246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5.7927727063988597" table:style-name="ce1">
            <text:p>5,792772706</text:p>
          </table:table-cell>
          <table:table-cell office:value-type="float" office:value="0.495874798849267" table:style-name="ce1">
            <text:p>0,495874799</text:p>
          </table:table-cell>
          <table:table-cell office:value-type="float" office:value="-1.39887729766122" table:style-name="ce1">
            <text:p>-1,398877298</text:p>
          </table:table-cell>
          <table:table-cell office:value-type="float" office:value="0.275968054436875" table:style-name="ce1">
            <text:p>0,27596805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78543187330175" table:style-name="ce1">
            <text:p>5,785431873</text:p>
          </table:table-cell>
          <table:table-cell office:value-type="float" office:value="0.495758541781124" table:style-name="ce1">
            <text:p>0,495758542</text:p>
          </table:table-cell>
          <table:table-cell office:value-type="float" office:value="-1.40061401764886" table:style-name="ce1">
            <text:p>-1,400614018</text:p>
          </table:table-cell>
          <table:table-cell office:value-type="float" office:value="0.27628011124171797" table:style-name="ce1">
            <text:p>0,276280111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5.76712929185208" table:style-name="ce1">
            <text:p>5,767129292</text:p>
          </table:table-cell>
          <table:table-cell office:value-type="float" office:value="0.49640448428441902" table:style-name="ce1">
            <text:p>0,496404484</text:p>
          </table:table-cell>
          <table:table-cell office:value-type="float" office:value="-1.3986726419695801" table:style-name="ce1">
            <text:p>-1,398672642</text:p>
          </table:table-cell>
          <table:table-cell office:value-type="float" office:value="0.27794619887787098" table:style-name="ce1">
            <text:p>0,27794619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7493919790018202" table:style-name="ce1">
            <text:p>5,749391979</text:p>
          </table:table-cell>
          <table:table-cell office:value-type="float" office:value="0.49681821019427402" table:style-name="ce1">
            <text:p>0,49681821</text:p>
          </table:table-cell>
          <table:table-cell office:value-type="float" office:value="-1.3949659750403101" table:style-name="ce1">
            <text:p>-1,394965975</text:p>
          </table:table-cell>
          <table:table-cell office:value-type="float" office:value="0.28108160783825498" table:style-name="ce1">
            <text:p>0,281081608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5.7254339793737197" table:style-name="ce1">
            <text:p>5,725433979</text:p>
          </table:table-cell>
          <table:table-cell office:value-type="float" office:value="0.497890438989807" table:style-name="ce1">
            <text:p>0,497890439</text:p>
          </table:table-cell>
          <table:table-cell office:value-type="float" office:value="-1.39908453213033" table:style-name="ce1">
            <text:p>-1,399084532</text:p>
          </table:table-cell>
          <table:table-cell office:value-type="float" office:value="0.27979443779642799" table:style-name="ce1">
            <text:p>0,27979443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7040792075013096" table:style-name="ce1">
            <text:p>5,704079208</text:p>
          </table:table-cell>
          <table:table-cell office:value-type="float" office:value="0.498023868498497" table:style-name="ce1">
            <text:p>0,498023868</text:p>
          </table:table-cell>
          <table:table-cell office:value-type="float" office:value="-1.3992064986796799" table:style-name="ce1">
            <text:p>-1,399206499</text:p>
          </table:table-cell>
          <table:table-cell office:value-type="float" office:value="0.279190121551669" table:style-name="ce1">
            <text:p>0,279190122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5.7017829451105104" table:style-name="ce1">
            <text:p>5,701782945</text:p>
          </table:table-cell>
          <table:table-cell office:value-type="float" office:value="0.49801536074290698" table:style-name="ce1">
            <text:p>0,498015361</text:p>
          </table:table-cell>
          <table:table-cell office:value-type="float" office:value="-1.4012639383382099" table:style-name="ce1">
            <text:p>-1,401263938</text:p>
          </table:table-cell>
          <table:table-cell office:value-type="float" office:value="0.27539703934513199" table:style-name="ce1">
            <text:p>0,27539703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6695821036232097" table:style-name="ce1">
            <text:p>5,669582104</text:p>
          </table:table-cell>
          <table:table-cell office:value-type="float" office:value="0.498908580341615" table:style-name="ce1">
            <text:p>0,49890858</text:p>
          </table:table-cell>
          <table:table-cell office:value-type="float" office:value="-1.3958183322133799" table:style-name="ce1">
            <text:p>-1,395818332</text:p>
          </table:table-cell>
          <table:table-cell office:value-type="float" office:value="0.28342897932803901" table:style-name="ce1">
            <text:p>0,283428979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5.6488917516226298" table:style-name="ce1">
            <text:p>5,648891752</text:p>
          </table:table-cell>
          <table:table-cell office:value-type="float" office:value="0.49934539507234799" table:style-name="ce1">
            <text:p>0,499345395</text:p>
          </table:table-cell>
          <table:table-cell office:value-type="float" office:value="-1.3955927327838999" table:style-name="ce1">
            <text:p>-1,395592733</text:p>
          </table:table-cell>
          <table:table-cell office:value-type="float" office:value="0.28125946186793499" table:style-name="ce1">
            <text:p>0,28125946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6554245640228897" table:style-name="ce1">
            <text:p>5,655424564</text:p>
          </table:table-cell>
          <table:table-cell office:value-type="float" office:value="0.49855138336455201" table:style-name="ce1">
            <text:p>0,498551383</text:p>
          </table:table-cell>
          <table:table-cell office:value-type="float" office:value="-1.3983005112048299" table:style-name="ce1">
            <text:p>-1,398300511</text:p>
          </table:table-cell>
          <table:table-cell office:value-type="float" office:value="0.27581027560509902" table:style-name="ce1">
            <text:p>0,275810276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5.6638289654386602" table:style-name="ce1">
            <text:p>5,663828965</text:p>
          </table:table-cell>
          <table:table-cell office:value-type="float" office:value="0.498616686529121" table:style-name="ce1">
            <text:p>0,498616687</text:p>
          </table:table-cell>
          <table:table-cell office:value-type="float" office:value="-1.40183378247312" table:style-name="ce1">
            <text:p>-1,401833782</text:p>
          </table:table-cell>
          <table:table-cell office:value-type="float" office:value="0.27539597227413898" table:style-name="ce1">
            <text:p>0,27539597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6257489934906797" table:style-name="ce1">
            <text:p>5,625748993</text:p>
          </table:table-cell>
          <table:table-cell office:value-type="float" office:value="0.50004745398696404" table:style-name="ce1">
            <text:p>0,500047454</text:p>
          </table:table-cell>
          <table:table-cell office:value-type="float" office:value="-1.39865863118006" table:style-name="ce1">
            <text:p>-1,398658631</text:p>
          </table:table-cell>
          <table:table-cell office:value-type="float" office:value="0.27743465332357298" table:style-name="ce1">
            <text:p>0,277434653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5.6271361600439702" table:style-name="ce1">
            <text:p>5,62713616</text:p>
          </table:table-cell>
          <table:table-cell office:value-type="float" office:value="0.49955072797126399" table:style-name="ce1">
            <text:p>0,499550728</text:p>
          </table:table-cell>
          <table:table-cell office:value-type="float" office:value="-1.3963461014157099" table:style-name="ce1">
            <text:p>-1,396346101</text:p>
          </table:table-cell>
          <table:table-cell office:value-type="float" office:value="0.27812490617841401" table:style-name="ce1">
            <text:p>0,27812490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6007415200536501" table:style-name="ce1">
            <text:p>5,60074152</text:p>
          </table:table-cell>
          <table:table-cell office:value-type="float" office:value="0.50065202708762102" table:style-name="ce1">
            <text:p>0,500652027</text:p>
          </table:table-cell>
          <table:table-cell office:value-type="float" office:value="-1.3980452033804001" table:style-name="ce1">
            <text:p>-1,398045203</text:p>
          </table:table-cell>
          <table:table-cell office:value-type="float" office:value="0.279548558662153" table:style-name="ce1">
            <text:p>0,279548559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5.5963362496444198" table:style-name="ce1">
            <text:p>5,59633625</text:p>
          </table:table-cell>
          <table:table-cell office:value-type="float" office:value="0.50052629686277195" table:style-name="ce1">
            <text:p>0,500526297</text:p>
          </table:table-cell>
          <table:table-cell office:value-type="float" office:value="-1.39778435731572" table:style-name="ce1">
            <text:p>-1,397784357</text:p>
          </table:table-cell>
          <table:table-cell office:value-type="float" office:value="0.28172797977972702" table:style-name="ce1">
            <text:p>0,2817279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.57648882900647" table:style-name="ce1">
            <text:p>5,576488829</text:p>
          </table:table-cell>
          <table:table-cell office:value-type="float" office:value="0.50137415078315495" table:style-name="ce1">
            <text:p>0,501374151</text:p>
          </table:table-cell>
          <table:table-cell office:value-type="float" office:value="-1.39883927749753" table:style-name="ce1">
            <text:p>-1,398839277</text:p>
          </table:table-cell>
          <table:table-cell office:value-type="float" office:value="0.28209577408115" table:style-name="ce1">
            <text:p>0,282095774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5.5624859474295896" table:style-name="ce1">
            <text:p>5,562485947</text:p>
          </table:table-cell>
          <table:table-cell office:value-type="float" office:value="0.50070536262146004" table:style-name="ce1">
            <text:p>0,500705363</text:p>
          </table:table-cell>
          <table:table-cell office:value-type="float" office:value="-1.39071500312055" table:style-name="ce1">
            <text:p>-1,390715003</text:p>
          </table:table-cell>
          <table:table-cell office:value-type="float" office:value="0.28264615510736002" table:style-name="ce1">
            <text:p>0,28264615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5509862187505004" table:style-name="ce1">
            <text:p>5,550986219</text:p>
          </table:table-cell>
          <table:table-cell office:value-type="float" office:value="0.50153965978846804" table:style-name="ce1">
            <text:p>0,50153966</text:p>
          </table:table-cell>
          <table:table-cell office:value-type="float" office:value="-1.3992847243109601" table:style-name="ce1">
            <text:p>-1,399284724</text:p>
          </table:table-cell>
          <table:table-cell office:value-type="float" office:value="0.27700148083280401" table:style-name="ce1">
            <text:p>0,277001481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5.5475468228549003" table:style-name="ce1">
            <text:p>5,547546823</text:p>
          </table:table-cell>
          <table:table-cell office:value-type="float" office:value="0.50220515223748396" table:style-name="ce1">
            <text:p>0,502205152</text:p>
          </table:table-cell>
          <table:table-cell office:value-type="float" office:value="-1.4000518184656301" table:style-name="ce1">
            <text:p>-1,400051818</text:p>
          </table:table-cell>
          <table:table-cell office:value-type="float" office:value="0.27658862383138799" table:style-name="ce1">
            <text:p>0,27658862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5549430550196304" table:style-name="ce1">
            <text:p>5,554943055</text:p>
          </table:table-cell>
          <table:table-cell office:value-type="float" office:value="0.50195456862000898" table:style-name="ce1">
            <text:p>0,501954569</text:p>
          </table:table-cell>
          <table:table-cell office:value-type="float" office:value="-1.40006029716138" table:style-name="ce1">
            <text:p>-1,400060297</text:p>
          </table:table-cell>
          <table:table-cell office:value-type="float" office:value="0.27775244056785697" table:style-name="ce1">
            <text:p>0,277752441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5.5528819866272503" table:style-name="ce1">
            <text:p>5,552881987</text:p>
          </table:table-cell>
          <table:table-cell office:value-type="float" office:value="0.501859347207538" table:style-name="ce1">
            <text:p>0,501859347</text:p>
          </table:table-cell>
          <table:table-cell office:value-type="float" office:value="-1.3970404251897" table:style-name="ce1">
            <text:p>-1,397040425</text:p>
          </table:table-cell>
          <table:table-cell office:value-type="float" office:value="0.28114235344474597" table:style-name="ce1">
            <text:p>0,281142353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.5647664895159004" table:style-name="ce1">
            <text:p>5,56476649</text:p>
          </table:table-cell>
          <table:table-cell office:value-type="float" office:value="0.50116194318095497" table:style-name="ce1">
            <text:p>0,501161943</text:p>
          </table:table-cell>
          <table:table-cell office:value-type="float" office:value="-1.3961352283333599" table:style-name="ce1">
            <text:p>-1,396135228</text:p>
          </table:table-cell>
          <table:table-cell office:value-type="float" office:value="0.28144727629285499" table:style-name="ce1">
            <text:p>0,281447276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5.5762908396336197" table:style-name="ce1">
            <text:p>5,57629084</text:p>
          </table:table-cell>
          <table:table-cell office:value-type="float" office:value="0.50107918589528699" table:style-name="ce1">
            <text:p>0,501079186</text:p>
          </table:table-cell>
          <table:table-cell office:value-type="float" office:value="-1.3951972236461501" table:style-name="ce1">
            <text:p>-1,395197224</text:p>
          </table:table-cell>
          <table:table-cell office:value-type="float" office:value="0.28204952997217497" table:style-name="ce1">
            <text:p>0,2820495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5633764721671799" table:style-name="ce1">
            <text:p>5,563376472</text:p>
          </table:table-cell>
          <table:table-cell office:value-type="float" office:value="0.50183649292392996" table:style-name="ce1">
            <text:p>0,501836493</text:p>
          </table:table-cell>
          <table:table-cell office:value-type="float" office:value="-1.39845459855513" table:style-name="ce1">
            <text:p>-1,398454599</text:p>
          </table:table-cell>
          <table:table-cell office:value-type="float" office:value="0.28103136207884799" table:style-name="ce1">
            <text:p>0,281031362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5.5821840499439901" table:style-name="ce1">
            <text:p>5,58218405</text:p>
          </table:table-cell>
          <table:table-cell office:value-type="float" office:value="0.50089306323907501" table:style-name="ce1">
            <text:p>0,500893063</text:p>
          </table:table-cell>
          <table:table-cell office:value-type="float" office:value="-1.3964855962921201" table:style-name="ce1">
            <text:p>-1,396485596</text:p>
          </table:table-cell>
          <table:table-cell office:value-type="float" office:value="0.279924073983363" table:style-name="ce1">
            <text:p>0,27992407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.58874701960558" table:style-name="ce1">
            <text:p>5,58874702</text:p>
          </table:table-cell>
          <table:table-cell office:value-type="float" office:value="0.50018564253859599" table:style-name="ce1">
            <text:p>0,500185643</text:p>
          </table:table-cell>
          <table:table-cell office:value-type="float" office:value="-1.39918331554609" table:style-name="ce1">
            <text:p>-1,399183316</text:p>
          </table:table-cell>
          <table:table-cell office:value-type="float" office:value="0.27500715371559298" table:style-name="ce1">
            <text:p>0,275007154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5.5719350521964701" table:style-name="ce1">
            <text:p>5,571935052</text:p>
          </table:table-cell>
          <table:table-cell office:value-type="float" office:value="0.50189216594121799" table:style-name="ce1">
            <text:p>0,501892166</text:p>
          </table:table-cell>
          <table:table-cell office:value-type="float" office:value="-1.3994124465276201" table:style-name="ce1">
            <text:p>-1,399412447</text:p>
          </table:table-cell>
          <table:table-cell office:value-type="float" office:value="0.28081664893027197" table:style-name="ce1">
            <text:p>0,280816649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.5619490021402198" table:style-name="ce1">
            <text:p>5,561949002</text:p>
          </table:table-cell>
          <table:table-cell office:value-type="float" office:value="0.50212944113699998" table:style-name="ce1">
            <text:p>0,502129441</text:p>
          </table:table-cell>
          <table:table-cell office:value-type="float" office:value="-1.3966152275350501" table:style-name="ce1">
            <text:p>-1,396615228</text:p>
          </table:table-cell>
          <table:table-cell office:value-type="float" office:value="0.28327588249055902" table:style-name="ce1">
            <text:p>0,283275882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5.5683796283459799" table:style-name="ce1">
            <text:p>5,568379628</text:p>
          </table:table-cell>
          <table:table-cell office:value-type="float" office:value="0.50179348523384504" table:style-name="ce1">
            <text:p>0,501793485</text:p>
          </table:table-cell>
          <table:table-cell office:value-type="float" office:value="-1.39942717670803" table:style-name="ce1">
            <text:p>-1,399427177</text:p>
          </table:table-cell>
          <table:table-cell office:value-type="float" office:value="0.281929829394166" table:style-name="ce1">
            <text:p>0,28192982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5606401216087402" table:style-name="ce1">
            <text:p>5,560640122</text:p>
          </table:table-cell>
          <table:table-cell office:value-type="float" office:value="0.50116063403427902" table:style-name="ce1">
            <text:p>0,501160634</text:p>
          </table:table-cell>
          <table:table-cell office:value-type="float" office:value="-1.3948695582959101" table:style-name="ce1">
            <text:p>-1,394869558</text:p>
          </table:table-cell>
          <table:table-cell office:value-type="float" office:value="0.281472101389874" table:style-name="ce1">
            <text:p>0,281472101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5.53427167203174" table:style-name="ce1">
            <text:p>5,534271672</text:p>
          </table:table-cell>
          <table:table-cell office:value-type="float" office:value="0.50240483379631895" table:style-name="ce1">
            <text:p>0,502404834</text:p>
          </table:table-cell>
          <table:table-cell office:value-type="float" office:value="-1.3952013536646799" table:style-name="ce1">
            <text:p>-1,395201354</text:p>
          </table:table-cell>
          <table:table-cell office:value-type="float" office:value="0.28377164193633903" table:style-name="ce1">
            <text:p>0,283771642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5613663163038796" table:style-name="ce1">
            <text:p>5,561366316</text:p>
          </table:table-cell>
          <table:table-cell office:value-type="float" office:value="0.50161432291749697" table:style-name="ce1">
            <text:p>0,501614323</text:p>
          </table:table-cell>
          <table:table-cell office:value-type="float" office:value="-1.3971686212102901" table:style-name="ce1">
            <text:p>-1,397168621</text:p>
          </table:table-cell>
          <table:table-cell office:value-type="float" office:value="0.28190143151336999" table:style-name="ce1">
            <text:p>0,281901432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5.5440456932798101" table:style-name="ce1">
            <text:p>5,544045693</text:p>
          </table:table-cell>
          <table:table-cell office:value-type="float" office:value="0.502172946947122" table:style-name="ce1">
            <text:p>0,502172947</text:p>
          </table:table-cell>
          <table:table-cell office:value-type="float" office:value="-1.3968687128548001" table:style-name="ce1">
            <text:p>-1,396868713</text:p>
          </table:table-cell>
          <table:table-cell office:value-type="float" office:value="0.28348630424883098" table:style-name="ce1">
            <text:p>0,28348630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.5505727795509898" table:style-name="ce1">
            <text:p>5,55057278</text:p>
          </table:table-cell>
          <table:table-cell office:value-type="float" office:value="0.50182733716289396" table:style-name="ce1">
            <text:p>0,501827337</text:p>
          </table:table-cell>
          <table:table-cell office:value-type="float" office:value="-1.39770151688283" table:style-name="ce1">
            <text:p>-1,397701517</text:p>
          </table:table-cell>
          <table:table-cell office:value-type="float" office:value="0.27928993676305602" table:style-name="ce1">
            <text:p>0,279289937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5.5476016946827302" table:style-name="ce1">
            <text:p>5,547601695</text:p>
          </table:table-cell>
          <table:table-cell office:value-type="float" office:value="0.50234861380385099" table:style-name="ce1">
            <text:p>0,502348614</text:p>
          </table:table-cell>
          <table:table-cell office:value-type="float" office:value="-1.3981047143243901" table:style-name="ce1">
            <text:p>-1,398104714</text:p>
          </table:table-cell>
          <table:table-cell office:value-type="float" office:value="0.28195240985421399" table:style-name="ce1">
            <text:p>0,2819524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.5390835512627303" table:style-name="ce1">
            <text:p>5,539083551</text:p>
          </table:table-cell>
          <table:table-cell office:value-type="float" office:value="0.50215861811913998" table:style-name="ce1">
            <text:p>0,502158618</text:p>
          </table:table-cell>
          <table:table-cell office:value-type="float" office:value="-1.3956560496025201" table:style-name="ce1">
            <text:p>-1,39565605</text:p>
          </table:table-cell>
          <table:table-cell office:value-type="float" office:value="0.28227678800589701" table:style-name="ce1">
            <text:p>0,282276788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5.5308817445056802" table:style-name="ce1">
            <text:p>5,530881745</text:p>
          </table:table-cell>
          <table:table-cell office:value-type="float" office:value="0.50190771412208202" table:style-name="ce1">
            <text:p>0,501907714</text:p>
          </table:table-cell>
          <table:table-cell office:value-type="float" office:value="-1.3927983966417701" table:style-name="ce1">
            <text:p>-1,392798397</text:p>
          </table:table-cell>
          <table:table-cell office:value-type="float" office:value="0.2839353192579" table:style-name="ce1">
            <text:p>0,283935319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5300673438286196" table:style-name="ce1">
            <text:p>5,530067344</text:p>
          </table:table-cell>
          <table:table-cell office:value-type="float" office:value="0.50288000465277005" table:style-name="ce1">
            <text:p>0,502880005</text:p>
          </table:table-cell>
          <table:table-cell office:value-type="float" office:value="-1.40154263402344" table:style-name="ce1">
            <text:p>-1,401542634</text:p>
          </table:table-cell>
          <table:table-cell office:value-type="float" office:value="0.28079117996290498" table:style-name="ce1">
            <text:p>0,28079118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5.5328061947246798" table:style-name="ce1">
            <text:p>5,532806195</text:p>
          </table:table-cell>
          <table:table-cell office:value-type="float" office:value="0.50228256426750795" table:style-name="ce1">
            <text:p>0,502282564</text:p>
          </table:table-cell>
          <table:table-cell office:value-type="float" office:value="-1.40114281665917" table:style-name="ce1">
            <text:p>-1,401142817</text:p>
          </table:table-cell>
          <table:table-cell office:value-type="float" office:value="0.27714658414214" table:style-name="ce1">
            <text:p>0,27714658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.5234226159142699" table:style-name="ce1">
            <text:p>5,523422616</text:p>
          </table:table-cell>
          <table:table-cell office:value-type="float" office:value="0.502338863111773" table:style-name="ce1">
            <text:p>0,502338863</text:p>
          </table:table-cell>
          <table:table-cell office:value-type="float" office:value="-1.39342510173989" table:style-name="ce1">
            <text:p>-1,393425102</text:p>
          </table:table-cell>
          <table:table-cell office:value-type="float" office:value="0.28271490540175798" table:style-name="ce1">
            <text:p>0,282714905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5.5182978866273702" table:style-name="ce1">
            <text:p>5,518297887</text:p>
          </table:table-cell>
          <table:table-cell office:value-type="float" office:value="0.50192373213170505" table:style-name="ce1">
            <text:p>0,501923732</text:p>
          </table:table-cell>
          <table:table-cell office:value-type="float" office:value="-1.3962898139375499" table:style-name="ce1">
            <text:p>-1,396289814</text:p>
          </table:table-cell>
          <table:table-cell office:value-type="float" office:value="0.27674969132703803" table:style-name="ce1">
            <text:p>0,27674969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51853839576256" table:style-name="ce1">
            <text:p>5,518538396</text:p>
          </table:table-cell>
          <table:table-cell office:value-type="float" office:value="0.50252597594888504" table:style-name="ce1">
            <text:p>0,502525976</text:p>
          </table:table-cell>
          <table:table-cell office:value-type="float" office:value="-1.3975667826110201" table:style-name="ce1">
            <text:p>-1,397566783</text:p>
          </table:table-cell>
          <table:table-cell office:value-type="float" office:value="0.28031811780315602" table:style-name="ce1">
            <text:p>0,280318118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5.5016616887525602" table:style-name="ce1">
            <text:p>5,501661689</text:p>
          </table:table-cell>
          <table:table-cell office:value-type="float" office:value="0.50259350575067596" table:style-name="ce1">
            <text:p>0,502593506</text:p>
          </table:table-cell>
          <table:table-cell office:value-type="float" office:value="-1.3945630542681899" table:style-name="ce1">
            <text:p>-1,394563054</text:p>
          </table:table-cell>
          <table:table-cell office:value-type="float" office:value="0.28232763559138002" table:style-name="ce1">
            <text:p>0,28232763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.5005481778416501" table:style-name="ce1">
            <text:p>5,500548178</text:p>
          </table:table-cell>
          <table:table-cell office:value-type="float" office:value="0.50276595410702896" table:style-name="ce1">
            <text:p>0,502765954</text:p>
          </table:table-cell>
          <table:table-cell office:value-type="float" office:value="-1.3937450458626" table:style-name="ce1">
            <text:p>-1,393745046</text:p>
          </table:table-cell>
          <table:table-cell office:value-type="float" office:value="0.28357828676593599" table:style-name="ce1">
            <text:p>0,283578287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5.4911406077687603" table:style-name="ce1">
            <text:p>5,491140608</text:p>
          </table:table-cell>
          <table:table-cell office:value-type="float" office:value="0.50321066796852099" table:style-name="ce1">
            <text:p>0,503210668</text:p>
          </table:table-cell>
          <table:table-cell office:value-type="float" office:value="-1.3971872394188201" table:style-name="ce1">
            <text:p>-1,397187239</text:p>
          </table:table-cell>
          <table:table-cell office:value-type="float" office:value="0.28164223049405301" table:style-name="ce1">
            <text:p>0,2816422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.4942760676887499" table:style-name="ce1">
            <text:p>5,494276068</text:p>
          </table:table-cell>
          <table:table-cell office:value-type="float" office:value="0.50344765525489699" table:style-name="ce1">
            <text:p>0,503447655</text:p>
          </table:table-cell>
          <table:table-cell office:value-type="float" office:value="-1.3978561783719701" table:style-name="ce1">
            <text:p>-1,397856178</text:p>
          </table:table-cell>
          <table:table-cell office:value-type="float" office:value="0.28086508092281198" table:style-name="ce1">
            <text:p>0,280865081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5.4809112022764701" table:style-name="ce1">
            <text:p>5,480911202</text:p>
          </table:table-cell>
          <table:table-cell office:value-type="float" office:value="0.50382364251556999" table:style-name="ce1">
            <text:p>0,503823643</text:p>
          </table:table-cell>
          <table:table-cell office:value-type="float" office:value="-1.3976608498891001" table:style-name="ce1">
            <text:p>-1,39766085</text:p>
          </table:table-cell>
          <table:table-cell office:value-type="float" office:value="0.28011050764315698" table:style-name="ce1">
            <text:p>0,28011050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4621580595411299" table:style-name="ce1">
            <text:p>5,46215806</text:p>
          </table:table-cell>
          <table:table-cell office:value-type="float" office:value="0.50365501635879095" table:style-name="ce1">
            <text:p>0,503655016</text:p>
          </table:table-cell>
          <table:table-cell office:value-type="float" office:value="-1.39670191479219" table:style-name="ce1">
            <text:p>-1,396701915</text:p>
          </table:table-cell>
          <table:table-cell office:value-type="float" office:value="0.28084455427736099" table:style-name="ce1">
            <text:p>0,280844554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5.4743284595691604" table:style-name="ce1">
            <text:p>5,47432846</text:p>
          </table:table-cell>
          <table:table-cell office:value-type="float" office:value="0.50369091377355002" table:style-name="ce1">
            <text:p>0,503690914</text:p>
          </table:table-cell>
          <table:table-cell office:value-type="float" office:value="-1.3945964532442701" table:style-name="ce1">
            <text:p>-1,394596453</text:p>
          </table:table-cell>
          <table:table-cell office:value-type="float" office:value="0.28363956736602097" table:style-name="ce1">
            <text:p>0,283639567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.4678463074969104" table:style-name="ce1">
            <text:p>5,467846307</text:p>
          </table:table-cell>
          <table:table-cell office:value-type="float" office:value="0.50358279642293102" table:style-name="ce1">
            <text:p>0,503582796</text:p>
          </table:table-cell>
          <table:table-cell office:value-type="float" office:value="-1.3952630260002701" table:style-name="ce1">
            <text:p>-1,395263026</text:p>
          </table:table-cell>
          <table:table-cell office:value-type="float" office:value="0.28281927349253899" table:style-name="ce1">
            <text:p>0,282819273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5.4721809620805697" table:style-name="ce1">
            <text:p>5,472180962</text:p>
          </table:table-cell>
          <table:table-cell office:value-type="float" office:value="0.50386557157756395" table:style-name="ce1">
            <text:p>0,503865572</text:p>
          </table:table-cell>
          <table:table-cell office:value-type="float" office:value="-1.39985779916347" table:style-name="ce1">
            <text:p>-1,399857799</text:p>
          </table:table-cell>
          <table:table-cell office:value-type="float" office:value="0.28067913790261301" table:style-name="ce1">
            <text:p>0,280679138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4525388805204704" table:style-name="ce1">
            <text:p>5,452538881</text:p>
          </table:table-cell>
          <table:table-cell office:value-type="float" office:value="0.50425593075766795" table:style-name="ce1">
            <text:p>0,504255931</text:p>
          </table:table-cell>
          <table:table-cell office:value-type="float" office:value="-1.39453010425999" table:style-name="ce1">
            <text:p>-1,394530104</text:p>
          </table:table-cell>
          <table:table-cell office:value-type="float" office:value="0.284845038638537" table:style-name="ce1">
            <text:p>0,284845039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5.4602451170592596" table:style-name="ce1">
            <text:p>5,460245117</text:p>
          </table:table-cell>
          <table:table-cell office:value-type="float" office:value="0.50418836698792802" table:style-name="ce1">
            <text:p>0,504188367</text:p>
          </table:table-cell>
          <table:table-cell office:value-type="float" office:value="-1.3962474482212099" table:style-name="ce1">
            <text:p>-1,396247448</text:p>
          </table:table-cell>
          <table:table-cell office:value-type="float" office:value="0.28186680600238401" table:style-name="ce1">
            <text:p>0,281866806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.47777658438745" table:style-name="ce1">
            <text:p>5,477776584</text:p>
          </table:table-cell>
          <table:table-cell office:value-type="float" office:value="0.50353525113470199" table:style-name="ce1">
            <text:p>0,503535251</text:p>
          </table:table-cell>
          <table:table-cell office:value-type="float" office:value="-1.39996006793803" table:style-name="ce1">
            <text:p>-1,399960068</text:p>
          </table:table-cell>
          <table:table-cell office:value-type="float" office:value="0.27810732778330599" table:style-name="ce1">
            <text:p>0,278107328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5.4665534638737601" table:style-name="ce1">
            <text:p>5,466553464</text:p>
          </table:table-cell>
          <table:table-cell office:value-type="float" office:value="0.50466741619890798" table:style-name="ce1">
            <text:p>0,504667416</text:p>
          </table:table-cell>
          <table:table-cell office:value-type="float" office:value="-1.39848337936" table:style-name="ce1">
            <text:p>-1,398483379</text:p>
          </table:table-cell>
          <table:table-cell office:value-type="float" office:value="0.28254623094453502" table:style-name="ce1">
            <text:p>0,28254623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.4600893597240496" table:style-name="ce1">
            <text:p>5,46008936</text:p>
          </table:table-cell>
          <table:table-cell office:value-type="float" office:value="0.504181756223818" table:style-name="ce1">
            <text:p>0,504181756</text:p>
          </table:table-cell>
          <table:table-cell office:value-type="float" office:value="-1.3988307235236801" table:style-name="ce1">
            <text:p>-1,398830724</text:p>
          </table:table-cell>
          <table:table-cell office:value-type="float" office:value="0.28090618924264699" table:style-name="ce1">
            <text:p>0,280906189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5.4582065830289297" table:style-name="ce1">
            <text:p>5,458206583</text:p>
          </table:table-cell>
          <table:table-cell office:value-type="float" office:value="0.50438299049177504" table:style-name="ce1">
            <text:p>0,50438299</text:p>
          </table:table-cell>
          <table:table-cell office:value-type="float" office:value="-1.3963043331862299" table:style-name="ce1">
            <text:p>-1,396304333</text:p>
          </table:table-cell>
          <table:table-cell office:value-type="float" office:value="0.28352956940219998" table:style-name="ce1">
            <text:p>0,283529569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4610726226285404" table:style-name="ce1">
            <text:p>5,461072623</text:p>
          </table:table-cell>
          <table:table-cell office:value-type="float" office:value="0.50404670512955896" table:style-name="ce1">
            <text:p>0,504046705</text:p>
          </table:table-cell>
          <table:table-cell office:value-type="float" office:value="-1.39330247243168" table:style-name="ce1">
            <text:p>-1,393302472</text:p>
          </table:table-cell>
          <table:table-cell office:value-type="float" office:value="0.28349926392796798" table:style-name="ce1">
            <text:p>0,283499264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5.4694797650192504" table:style-name="ce1">
            <text:p>5,469479765</text:p>
          </table:table-cell>
          <table:table-cell office:value-type="float" office:value="0.50353910924813805" table:style-name="ce1">
            <text:p>0,503539109</text:p>
          </table:table-cell>
          <table:table-cell office:value-type="float" office:value="-1.3946425199863901" table:style-name="ce1">
            <text:p>-1,39464252</text:p>
          </table:table-cell>
          <table:table-cell office:value-type="float" office:value="0.28033334714875402" table:style-name="ce1">
            <text:p>0,280333347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.4682186729131503" table:style-name="ce1">
            <text:p>5,468218673</text:p>
          </table:table-cell>
          <table:table-cell office:value-type="float" office:value="0.50396955478813898" table:style-name="ce1">
            <text:p>0,503969555</text:p>
          </table:table-cell>
          <table:table-cell office:value-type="float" office:value="-1.3964101085673399" table:style-name="ce1">
            <text:p>-1,396410109</text:p>
          </table:table-cell>
          <table:table-cell office:value-type="float" office:value="0.28311314053876901" table:style-name="ce1">
            <text:p>0,283113141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5.48749601606941" table:style-name="ce1">
            <text:p>5,487496016</text:p>
          </table:table-cell>
          <table:table-cell office:value-type="float" office:value="0.50361817852642299" table:style-name="ce1">
            <text:p>0,503618179</text:p>
          </table:table-cell>
          <table:table-cell office:value-type="float" office:value="-1.39784197506271" table:style-name="ce1">
            <text:p>-1,397841975</text:p>
          </table:table-cell>
          <table:table-cell office:value-type="float" office:value="0.28179415008460801" table:style-name="ce1">
            <text:p>0,2817941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.4934058674946504" table:style-name="ce1">
            <text:p>5,493405867</text:p>
          </table:table-cell>
          <table:table-cell office:value-type="float" office:value="0.503248015961547" table:style-name="ce1">
            <text:p>0,503248016</text:p>
          </table:table-cell>
          <table:table-cell office:value-type="float" office:value="-1.3971138034906601" table:style-name="ce1">
            <text:p>-1,397113803</text:p>
          </table:table-cell>
          <table:table-cell office:value-type="float" office:value="0.28183395914495302" table:style-name="ce1">
            <text:p>0,281833959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5.5045361474837904" table:style-name="ce1">
            <text:p>5,504536147</text:p>
          </table:table-cell>
          <table:table-cell office:value-type="float" office:value="0.50321148641155899" table:style-name="ce1">
            <text:p>0,503211486</text:p>
          </table:table-cell>
          <table:table-cell office:value-type="float" office:value="-1.39554773512126" table:style-name="ce1">
            <text:p>-1,395547735</text:p>
          </table:table-cell>
          <table:table-cell office:value-type="float" office:value="0.28558253981558201" table:style-name="ce1">
            <text:p>0,2855825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.5023712623600201" table:style-name="ce1">
            <text:p>5,502371262</text:p>
          </table:table-cell>
          <table:table-cell office:value-type="float" office:value="0.50334020629736598" table:style-name="ce1">
            <text:p>0,503340206</text:p>
          </table:table-cell>
          <table:table-cell office:value-type="float" office:value="-1.3997111152046" table:style-name="ce1">
            <text:p>-1,399711115</text:p>
          </table:table-cell>
          <table:table-cell office:value-type="float" office:value="0.28064047764230798" table:style-name="ce1">
            <text:p>0,280640478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5.5053464125858298" table:style-name="ce1">
            <text:p>5,505346413</text:p>
          </table:table-cell>
          <table:table-cell office:value-type="float" office:value="0.50266875223558805" table:style-name="ce1">
            <text:p>0,502668752</text:p>
          </table:table-cell>
          <table:table-cell office:value-type="float" office:value="-1.39552134272659" table:style-name="ce1">
            <text:p>-1,395521343</text:p>
          </table:table-cell>
          <table:table-cell office:value-type="float" office:value="0.28187160178221499" table:style-name="ce1">
            <text:p>0,281871602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.4855265853982997" table:style-name="ce1">
            <text:p>5,485526585</text:p>
          </table:table-cell>
          <table:table-cell office:value-type="float" office:value="0.50338445681989197" table:style-name="ce1">
            <text:p>0,503384457</text:p>
          </table:table-cell>
          <table:table-cell office:value-type="float" office:value="-1.39631199242509" table:style-name="ce1">
            <text:p>-1,396311992</text:p>
          </table:table-cell>
          <table:table-cell office:value-type="float" office:value="0.28346847204829101" table:style-name="ce1">
            <text:p>0,283468472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5.4912509021336398" table:style-name="ce1">
            <text:p>5,491250902</text:p>
          </table:table-cell>
          <table:table-cell office:value-type="float" office:value="0.50313330987465699" table:style-name="ce1">
            <text:p>0,50313331</text:p>
          </table:table-cell>
          <table:table-cell office:value-type="float" office:value="-1.39594770261172" table:style-name="ce1">
            <text:p>-1,395947703</text:p>
          </table:table-cell>
          <table:table-cell office:value-type="float" office:value="0.28054287603020001" table:style-name="ce1">
            <text:p>0,28054287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4697689465245798" table:style-name="ce1">
            <text:p>5,469768947</text:p>
          </table:table-cell>
          <table:table-cell office:value-type="float" office:value="0.50430638412958995" table:style-name="ce1">
            <text:p>0,504306384</text:p>
          </table:table-cell>
          <table:table-cell office:value-type="float" office:value="-1.40152543820022" table:style-name="ce1">
            <text:p>-1,401525438</text:p>
          </table:table-cell>
          <table:table-cell office:value-type="float" office:value="0.27909805787694603" table:style-name="ce1">
            <text:p>0,279098058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5.4630177373929101" table:style-name="ce1">
            <text:p>5,463017737</text:p>
          </table:table-cell>
          <table:table-cell office:value-type="float" office:value="0.50410631528404704" table:style-name="ce1">
            <text:p>0,504106315</text:p>
          </table:table-cell>
          <table:table-cell office:value-type="float" office:value="-1.39519511568557" table:style-name="ce1">
            <text:p>-1,395195116</text:p>
          </table:table-cell>
          <table:table-cell office:value-type="float" office:value="0.28549574720791598" table:style-name="ce1">
            <text:p>0,28549574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44882396823939" table:style-name="ce1">
            <text:p>5,448823968</text:p>
          </table:table-cell>
          <table:table-cell office:value-type="float" office:value="0.50421195883641701" table:style-name="ce1">
            <text:p>0,504211959</text:p>
          </table:table-cell>
          <table:table-cell office:value-type="float" office:value="-1.3958703928563301" table:style-name="ce1">
            <text:p>-1,395870393</text:p>
          </table:table-cell>
          <table:table-cell office:value-type="float" office:value="0.28163216830771198" table:style-name="ce1">
            <text:p>0,281632168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5.4242107809520199" table:style-name="ce1">
            <text:p>5,424210781</text:p>
          </table:table-cell>
          <table:table-cell office:value-type="float" office:value="0.50494804101096102" table:style-name="ce1">
            <text:p>0,504948041</text:p>
          </table:table-cell>
          <table:table-cell office:value-type="float" office:value="-1.39629448065411" table:style-name="ce1">
            <text:p>-1,396294481</text:p>
          </table:table-cell>
          <table:table-cell office:value-type="float" office:value="0.28136470506626499" table:style-name="ce1">
            <text:p>0,28136470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.4184771245466603" table:style-name="ce1">
            <text:p>5,418477125</text:p>
          </table:table-cell>
          <table:table-cell office:value-type="float" office:value="0.50501219334078895" table:style-name="ce1">
            <text:p>0,505012193</text:p>
          </table:table-cell>
          <table:table-cell office:value-type="float" office:value="-1.3996933122981301" table:style-name="ce1">
            <text:p>-1,399693312</text:p>
          </table:table-cell>
          <table:table-cell office:value-type="float" office:value="0.27866752522758198" table:style-name="ce1">
            <text:p>0,278667525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5.4219073356824499" table:style-name="ce1">
            <text:p>5,421907336</text:p>
          </table:table-cell>
          <table:table-cell office:value-type="float" office:value="0.50545400933009998" table:style-name="ce1">
            <text:p>0,505454009</text:p>
          </table:table-cell>
          <table:table-cell office:value-type="float" office:value="-1.39935938750407" table:style-name="ce1">
            <text:p>-1,399359388</text:p>
          </table:table-cell>
          <table:table-cell office:value-type="float" office:value="0.280823758380848" table:style-name="ce1">
            <text:p>0,28082375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.4127313989596901" table:style-name="ce1">
            <text:p>5,412731399</text:p>
          </table:table-cell>
          <table:table-cell office:value-type="float" office:value="0.50536826028953996" table:style-name="ce1">
            <text:p>0,50536826</text:p>
          </table:table-cell>
          <table:table-cell office:value-type="float" office:value="-1.3977566048891401" table:style-name="ce1">
            <text:p>-1,397756605</text:p>
          </table:table-cell>
          <table:table-cell office:value-type="float" office:value="0.28061897575441702" table:style-name="ce1">
            <text:p>0,280618976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5.4240321870158699" table:style-name="ce1">
            <text:p>5,424032187</text:p>
          </table:table-cell>
          <table:table-cell office:value-type="float" office:value="0.50481955436336001" table:style-name="ce1">
            <text:p>0,504819554</text:p>
          </table:table-cell>
          <table:table-cell office:value-type="float" office:value="-1.3935540562528399" table:style-name="ce1">
            <text:p>-1,393554056</text:p>
          </table:table-cell>
          <table:table-cell office:value-type="float" office:value="0.28236952628172302" table:style-name="ce1">
            <text:p>0,282369526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.4228967288471601" table:style-name="ce1">
            <text:p>5,422896729</text:p>
          </table:table-cell>
          <table:table-cell office:value-type="float" office:value="0.50498616475834002" table:style-name="ce1">
            <text:p>0,504986165</text:p>
          </table:table-cell>
          <table:table-cell office:value-type="float" office:value="-1.39369569447644" table:style-name="ce1">
            <text:p>-1,393695694</text:p>
          </table:table-cell>
          <table:table-cell office:value-type="float" office:value="0.284697511421237" table:style-name="ce1">
            <text:p>0,284697511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5.4473443624175504" table:style-name="ce1">
            <text:p>5,447344362</text:p>
          </table:table-cell>
          <table:table-cell office:value-type="float" office:value="0.50447628979951298" table:style-name="ce1">
            <text:p>0,50447629</text:p>
          </table:table-cell>
          <table:table-cell office:value-type="float" office:value="-1.39667267257755" table:style-name="ce1">
            <text:p>-1,396672673</text:p>
          </table:table-cell>
          <table:table-cell office:value-type="float" office:value="0.28039148485583199" table:style-name="ce1">
            <text:p>0,28039148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.4262223926292501" table:style-name="ce1">
            <text:p>5,426222393</text:p>
          </table:table-cell>
          <table:table-cell office:value-type="float" office:value="0.50441309243540799" table:style-name="ce1">
            <text:p>0,504413092</text:p>
          </table:table-cell>
          <table:table-cell office:value-type="float" office:value="-1.40016235857731" table:style-name="ce1">
            <text:p>-1,400162359</text:p>
          </table:table-cell>
          <table:table-cell office:value-type="float" office:value="0.277821859422482" table:style-name="ce1">
            <text:p>0,277821859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5.4091739057541899" table:style-name="ce1">
            <text:p>5,409173906</text:p>
          </table:table-cell>
          <table:table-cell office:value-type="float" office:value="0.50627007735060503" table:style-name="ce1">
            <text:p>0,506270077</text:p>
          </table:table-cell>
          <table:table-cell office:value-type="float" office:value="-1.3979772263511501" table:style-name="ce1">
            <text:p>-1,397977226</text:p>
          </table:table-cell>
          <table:table-cell office:value-type="float" office:value="0.284398817294999" table:style-name="ce1">
            <text:p>0,284398817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.4195713063064801" table:style-name="ce1">
            <text:p>5,419571306</text:p>
          </table:table-cell>
          <table:table-cell office:value-type="float" office:value="0.50450444524234705" table:style-name="ce1">
            <text:p>0,504504445</text:p>
          </table:table-cell>
          <table:table-cell office:value-type="float" office:value="-1.3949581560873701" table:style-name="ce1">
            <text:p>-1,394958156</text:p>
          </table:table-cell>
          <table:table-cell office:value-type="float" office:value="0.28096131835084798" table:style-name="ce1">
            <text:p>0,280961318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5.4475384011225598" table:style-name="ce1">
            <text:p>5,447538401</text:p>
          </table:table-cell>
          <table:table-cell office:value-type="float" office:value="0.50386434479476105" table:style-name="ce1">
            <text:p>0,503864345</text:p>
          </table:table-cell>
          <table:table-cell office:value-type="float" office:value="-1.3931421595443101" table:style-name="ce1">
            <text:p>-1,39314216</text:p>
          </table:table-cell>
          <table:table-cell office:value-type="float" office:value="0.28245202271077102" table:style-name="ce1">
            <text:p>0,282452023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.4400925520460399" table:style-name="ce1">
            <text:p>5,440092552</text:p>
          </table:table-cell>
          <table:table-cell office:value-type="float" office:value="0.50399465215115602" table:style-name="ce1">
            <text:p>0,503994652</text:p>
          </table:table-cell>
          <table:table-cell office:value-type="float" office:value="-1.3962067408405401" table:style-name="ce1">
            <text:p>-1,396206741</text:p>
          </table:table-cell>
          <table:table-cell office:value-type="float" office:value="0.27827197870181902" table:style-name="ce1">
            <text:p>0,278271979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5.4460199681497699" table:style-name="ce1">
            <text:p>5,446019968</text:p>
          </table:table-cell>
          <table:table-cell office:value-type="float" office:value="0.50412744261355602" table:style-name="ce1">
            <text:p>0,504127443</text:p>
          </table:table-cell>
          <table:table-cell office:value-type="float" office:value="-1.3942117220642001" table:style-name="ce1">
            <text:p>-1,394211722</text:p>
          </table:table-cell>
          <table:table-cell office:value-type="float" office:value="0.27969498755530697" table:style-name="ce1">
            <text:p>0,27969498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.4412065874446398" table:style-name="ce1">
            <text:p>5,441206587</text:p>
          </table:table-cell>
          <table:table-cell office:value-type="float" office:value="0.504408935192321" table:style-name="ce1">
            <text:p>0,504408935</text:p>
          </table:table-cell>
          <table:table-cell office:value-type="float" office:value="-1.39568408903807" table:style-name="ce1">
            <text:p>-1,395684089</text:p>
          </table:table-cell>
          <table:table-cell office:value-type="float" office:value="0.28232033360572201" table:style-name="ce1">
            <text:p>0,282320334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5.4312528876416302" table:style-name="ce1">
            <text:p>5,431252888</text:p>
          </table:table-cell>
          <table:table-cell office:value-type="float" office:value="0.50465935876472601" table:style-name="ce1">
            <text:p>0,504659359</text:p>
          </table:table-cell>
          <table:table-cell office:value-type="float" office:value="-1.3946525767384901" table:style-name="ce1">
            <text:p>-1,394652577</text:p>
          </table:table-cell>
          <table:table-cell office:value-type="float" office:value="0.28003347894957598" table:style-name="ce1">
            <text:p>0,280033479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4377128787411797" table:style-name="ce1">
            <text:p>5,437712879</text:p>
          </table:table-cell>
          <table:table-cell office:value-type="float" office:value="0.50464416856457905" table:style-name="ce1">
            <text:p>0,504644169</text:p>
          </table:table-cell>
          <table:table-cell office:value-type="float" office:value="-1.39517114557334" table:style-name="ce1">
            <text:p>-1,395171146</text:p>
          </table:table-cell>
          <table:table-cell office:value-type="float" office:value="0.284297793825325" table:style-name="ce1">
            <text:p>0,284297794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5.43587642878874" table:style-name="ce1">
            <text:p>5,435876429</text:p>
          </table:table-cell>
          <table:table-cell office:value-type="float" office:value="0.504066429859512" table:style-name="ce1">
            <text:p>0,50406643</text:p>
          </table:table-cell>
          <table:table-cell office:value-type="float" office:value="-1.39574755460834" table:style-name="ce1">
            <text:p>-1,395747555</text:p>
          </table:table-cell>
          <table:table-cell office:value-type="float" office:value="0.28197430869419499" table:style-name="ce1">
            <text:p>0,281974309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.4249066894784397" table:style-name="ce1">
            <text:p>5,424906689</text:p>
          </table:table-cell>
          <table:table-cell office:value-type="float" office:value="0.50520637816603597" table:style-name="ce1">
            <text:p>0,505206378</text:p>
          </table:table-cell>
          <table:table-cell office:value-type="float" office:value="-1.39519593526876" table:style-name="ce1">
            <text:p>-1,395195935</text:p>
          </table:table-cell>
          <table:table-cell office:value-type="float" office:value="0.28543867877520401" table:style-name="ce1">
            <text:p>0,285438679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5.4233871519834098" table:style-name="ce1">
            <text:p>5,423387152</text:p>
          </table:table-cell>
          <table:table-cell office:value-type="float" office:value="0.50460011068705402" table:style-name="ce1">
            <text:p>0,504600111</text:p>
          </table:table-cell>
          <table:table-cell office:value-type="float" office:value="-1.3964031333757501" table:style-name="ce1">
            <text:p>-1,396403133</text:p>
          </table:table-cell>
          <table:table-cell office:value-type="float" office:value="0.281786042952686" table:style-name="ce1">
            <text:p>0,28178604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.4349141034494401" table:style-name="ce1">
            <text:p>5,434914103</text:p>
          </table:table-cell>
          <table:table-cell office:value-type="float" office:value="0.50450357878253405" table:style-name="ce1">
            <text:p>0,504503579</text:p>
          </table:table-cell>
          <table:table-cell office:value-type="float" office:value="-1.39867051488844" table:style-name="ce1">
            <text:p>-1,398670515</text:p>
          </table:table-cell>
          <table:table-cell office:value-type="float" office:value="0.27878680711461701" table:style-name="ce1">
            <text:p>0,278786807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5.4176855487442603" table:style-name="ce1">
            <text:p>5,417685549</text:p>
          </table:table-cell>
          <table:table-cell office:value-type="float" office:value="0.50493313945262897" table:style-name="ce1">
            <text:p>0,504933139</text:p>
          </table:table-cell>
          <table:table-cell office:value-type="float" office:value="-1.3959438416811301" table:style-name="ce1">
            <text:p>-1,395943842</text:p>
          </table:table-cell>
          <table:table-cell office:value-type="float" office:value="0.27916991227694998" table:style-name="ce1">
            <text:p>0,279169912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.4189362233819498" table:style-name="ce1">
            <text:p>5,418936223</text:p>
          </table:table-cell>
          <table:table-cell office:value-type="float" office:value="0.50425193895953002" table:style-name="ce1">
            <text:p>0,504251939</text:p>
          </table:table-cell>
          <table:table-cell office:value-type="float" office:value="-1.39353377701584" table:style-name="ce1">
            <text:p>-1,393533777</text:p>
          </table:table-cell>
          <table:table-cell office:value-type="float" office:value="0.27991626810736803" table:style-name="ce1">
            <text:p>0,279916268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5.4207942422186903" table:style-name="ce1">
            <text:p>5,420794242</text:p>
          </table:table-cell>
          <table:table-cell office:value-type="float" office:value="0.50553118702676403" table:style-name="ce1">
            <text:p>0,505531187</text:p>
          </table:table-cell>
          <table:table-cell office:value-type="float" office:value="-1.3960611210132501" table:style-name="ce1">
            <text:p>-1,396061121</text:p>
          </table:table-cell>
          <table:table-cell office:value-type="float" office:value="0.28899909685452302" table:style-name="ce1">
            <text:p>0,288999097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.4268848977876099" table:style-name="ce1">
            <text:p>5,426884898</text:p>
          </table:table-cell>
          <table:table-cell office:value-type="float" office:value="0.50430763416830304" table:style-name="ce1">
            <text:p>0,504307634</text:p>
          </table:table-cell>
          <table:table-cell office:value-type="float" office:value="-1.3979421012692299" table:style-name="ce1">
            <text:p>-1,397942101</text:p>
          </table:table-cell>
          <table:table-cell office:value-type="float" office:value="0.27599562826257001" table:style-name="ce1">
            <text:p>0,275995628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5.4133190505236604" table:style-name="ce1">
            <text:p>5,413319051</text:p>
          </table:table-cell>
          <table:table-cell office:value-type="float" office:value="0.50523042438752996" table:style-name="ce1">
            <text:p>0,505230424</text:p>
          </table:table-cell>
          <table:table-cell office:value-type="float" office:value="-1.3966785153763699" table:style-name="ce1">
            <text:p>-1,396678515</text:p>
          </table:table-cell>
          <table:table-cell office:value-type="float" office:value="0.28302170873674098" table:style-name="ce1">
            <text:p>0,28302170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.4092243066057204" table:style-name="ce1">
            <text:p>5,409224307</text:p>
          </table:table-cell>
          <table:table-cell office:value-type="float" office:value="0.50455280870020303" table:style-name="ce1">
            <text:p>0,504552809</text:p>
          </table:table-cell>
          <table:table-cell office:value-type="float" office:value="-1.3940808445107999" table:style-name="ce1">
            <text:p>-1,394080845</text:p>
          </table:table-cell>
          <table:table-cell office:value-type="float" office:value="0.27915595653143699" table:style-name="ce1">
            <text:p>0,279155957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5.4216698899686202" table:style-name="ce1">
            <text:p>5,42166989</text:p>
          </table:table-cell>
          <table:table-cell office:value-type="float" office:value="0.50510727480698903" table:style-name="ce1">
            <text:p>0,505107275</text:p>
          </table:table-cell>
          <table:table-cell office:value-type="float" office:value="-1.3975217739675501" table:style-name="ce1">
            <text:p>-1,397521774</text:p>
          </table:table-cell>
          <table:table-cell office:value-type="float" office:value="0.28338731282311802" table:style-name="ce1">
            <text:p>0,283387313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.41099857612907" table:style-name="ce1">
            <text:p>5,410998576</text:p>
          </table:table-cell>
          <table:table-cell office:value-type="float" office:value="0.50401871102443196" table:style-name="ce1">
            <text:p>0,504018711</text:p>
          </table:table-cell>
          <table:table-cell office:value-type="float" office:value="-1.39608291567627" table:style-name="ce1">
            <text:p>-1,396082916</text:p>
          </table:table-cell>
          <table:table-cell office:value-type="float" office:value="0.274168265248316" table:style-name="ce1">
            <text:p>0,274168265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5.4018769897298702" table:style-name="ce1">
            <text:p>5,40187699</text:p>
          </table:table-cell>
          <table:table-cell office:value-type="float" office:value="0.50491574723254495" table:style-name="ce1">
            <text:p>0,504915747</text:p>
          </table:table-cell>
          <table:table-cell office:value-type="float" office:value="-1.39089513420947" table:style-name="ce1">
            <text:p>-1,390895134</text:p>
          </table:table-cell>
          <table:table-cell office:value-type="float" office:value="0.28238266891782299" table:style-name="ce1">
            <text:p>0,282382669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.4036014923899298" table:style-name="ce1">
            <text:p>5,403601492</text:p>
          </table:table-cell>
          <table:table-cell office:value-type="float" office:value="0.50544670146436499" table:style-name="ce1">
            <text:p>0,505446701</text:p>
          </table:table-cell>
          <table:table-cell office:value-type="float" office:value="-1.3975666043757999" table:style-name="ce1">
            <text:p>-1,397566604</text:p>
          </table:table-cell>
          <table:table-cell office:value-type="float" office:value="0.28070488436734098" table:style-name="ce1">
            <text:p>0,280704884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5.3873024318052396" table:style-name="ce1">
            <text:p>5,387302432</text:p>
          </table:table-cell>
          <table:table-cell office:value-type="float" office:value="0.50611193910264296" table:style-name="ce1">
            <text:p>0,506111939</text:p>
          </table:table-cell>
          <table:table-cell office:value-type="float" office:value="-1.39702413660231" table:style-name="ce1">
            <text:p>-1,397024137</text:p>
          </table:table-cell>
          <table:table-cell office:value-type="float" office:value="0.28581919553769802" table:style-name="ce1">
            <text:p>0,28581919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.3764309010348503" table:style-name="ce1">
            <text:p>5,376430901</text:p>
          </table:table-cell>
          <table:table-cell office:value-type="float" office:value="0.50617421829153597" table:style-name="ce1">
            <text:p>0,506174218</text:p>
          </table:table-cell>
          <table:table-cell office:value-type="float" office:value="-1.39296674239451" table:style-name="ce1">
            <text:p>-1,392966742</text:p>
          </table:table-cell>
          <table:table-cell office:value-type="float" office:value="0.28619447416733401" table:style-name="ce1">
            <text:p>0,286194474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5.3738350118130098" table:style-name="ce1">
            <text:p>5,373835012</text:p>
          </table:table-cell>
          <table:table-cell office:value-type="float" office:value="0.50638397666074397" table:style-name="ce1">
            <text:p>0,506383977</text:p>
          </table:table-cell>
          <table:table-cell office:value-type="float" office:value="-1.3946229288691501" table:style-name="ce1">
            <text:p>-1,394622929</text:p>
          </table:table-cell>
          <table:table-cell office:value-type="float" office:value="0.28538681692615397" table:style-name="ce1">
            <text:p>0,285386817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.3731373280471297" table:style-name="ce1">
            <text:p>5,373137328</text:p>
          </table:table-cell>
          <table:table-cell office:value-type="float" office:value="0.50613396362271101" table:style-name="ce1">
            <text:p>0,506133964</text:p>
          </table:table-cell>
          <table:table-cell office:value-type="float" office:value="-1.39492242045857" table:style-name="ce1">
            <text:p>-1,39492242</text:p>
          </table:table-cell>
          <table:table-cell office:value-type="float" office:value="0.28542657863325299" table:style-name="ce1">
            <text:p>0,285426579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5.3596566367683298" table:style-name="ce1">
            <text:p>5,359656637</text:p>
          </table:table-cell>
          <table:table-cell office:value-type="float" office:value="0.50685678435064596" table:style-name="ce1">
            <text:p>0,506856784</text:p>
          </table:table-cell>
          <table:table-cell office:value-type="float" office:value="-1.39813056047207" table:style-name="ce1">
            <text:p>-1,39813056</text:p>
          </table:table-cell>
          <table:table-cell office:value-type="float" office:value="0.28210744567854601" table:style-name="ce1">
            <text:p>0,28210744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.3757236850548598" table:style-name="ce1">
            <text:p>5,375723685</text:p>
          </table:table-cell>
          <table:table-cell office:value-type="float" office:value="0.50599908937307503" table:style-name="ce1">
            <text:p>0,505999089</text:p>
          </table:table-cell>
          <table:table-cell office:value-type="float" office:value="-1.39671431318742" table:style-name="ce1">
            <text:p>-1,396714313</text:p>
          </table:table-cell>
          <table:table-cell office:value-type="float" office:value="0.280552324667527" table:style-name="ce1">
            <text:p>0,280552325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5.3802442823744903" table:style-name="ce1">
            <text:p>5,380244282</text:p>
          </table:table-cell>
          <table:table-cell office:value-type="float" office:value="0.50550762428776097" table:style-name="ce1">
            <text:p>0,505507624</text:p>
          </table:table-cell>
          <table:table-cell office:value-type="float" office:value="-1.3971894187268299" table:style-name="ce1">
            <text:p>-1,397189419</text:p>
          </table:table-cell>
          <table:table-cell office:value-type="float" office:value="0.27915887898959602" table:style-name="ce1">
            <text:p>0,27915887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.3620950873352999" table:style-name="ce1">
            <text:p>5,362095087</text:p>
          </table:table-cell>
          <table:table-cell office:value-type="float" office:value="0.50647330515414901" table:style-name="ce1">
            <text:p>0,506473305</text:p>
          </table:table-cell>
          <table:table-cell office:value-type="float" office:value="-1.3941881393046001" table:style-name="ce1">
            <text:p>-1,394188139</text:p>
          </table:table-cell>
          <table:table-cell office:value-type="float" office:value="0.28415656192439498" table:style-name="ce1">
            <text:p>0,284156562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5.3854498725852702" table:style-name="ce1">
            <text:p>5,385449873</text:p>
          </table:table-cell>
          <table:table-cell office:value-type="float" office:value="0.506238747101873" table:style-name="ce1">
            <text:p>0,506238747</text:p>
          </table:table-cell>
          <table:table-cell office:value-type="float" office:value="-1.4001395378756201" table:style-name="ce1">
            <text:p>-1,400139538</text:p>
          </table:table-cell>
          <table:table-cell office:value-type="float" office:value="0.27937512943081599" table:style-name="ce1">
            <text:p>0,27937512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.37029998516544" table:style-name="ce1">
            <text:p>5,370299985</text:p>
          </table:table-cell>
          <table:table-cell office:value-type="float" office:value="0.506568197614367" table:style-name="ce1">
            <text:p>0,506568198</text:p>
          </table:table-cell>
          <table:table-cell office:value-type="float" office:value="-1.39434339095482" table:style-name="ce1">
            <text:p>-1,394343391</text:p>
          </table:table-cell>
          <table:table-cell office:value-type="float" office:value="0.28363401727823401" table:style-name="ce1">
            <text:p>0,283634017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5.3816880054865104" table:style-name="ce1">
            <text:p>5,381688005</text:p>
          </table:table-cell>
          <table:table-cell office:value-type="float" office:value="0.50621383857534297" table:style-name="ce1">
            <text:p>0,506213839</text:p>
          </table:table-cell>
          <table:table-cell office:value-type="float" office:value="-1.3945363141879199" table:style-name="ce1">
            <text:p>-1,394536314</text:p>
          </table:table-cell>
          <table:table-cell office:value-type="float" office:value="0.28645082754337697" table:style-name="ce1">
            <text:p>0,286450828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.3819956913885401" table:style-name="ce1">
            <text:p>5,381995691</text:p>
          </table:table-cell>
          <table:table-cell office:value-type="float" office:value="0.506416703997839" table:style-name="ce1">
            <text:p>0,506416704</text:p>
          </table:table-cell>
          <table:table-cell office:value-type="float" office:value="-1.39268577411806" table:style-name="ce1">
            <text:p>-1,392685774</text:p>
          </table:table-cell>
          <table:table-cell office:value-type="float" office:value="0.28689754097290399" table:style-name="ce1">
            <text:p>0,286897541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5.37146091692785" table:style-name="ce1">
            <text:p>5,371460917</text:p>
          </table:table-cell>
          <table:table-cell office:value-type="float" office:value="0.50572216657327196" table:style-name="ce1">
            <text:p>0,505722167</text:p>
          </table:table-cell>
          <table:table-cell office:value-type="float" office:value="-1.3928172736682201" table:style-name="ce1">
            <text:p>-1,392817274</text:p>
          </table:table-cell>
          <table:table-cell office:value-type="float" office:value="0.282740674541959" table:style-name="ce1">
            <text:p>0,28274067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.3816890144535297" table:style-name="ce1">
            <text:p>5,381689014</text:p>
          </table:table-cell>
          <table:table-cell office:value-type="float" office:value="0.50525032292292404" table:style-name="ce1">
            <text:p>0,505250323</text:p>
          </table:table-cell>
          <table:table-cell office:value-type="float" office:value="-1.3889908373486399" table:style-name="ce1">
            <text:p>-1,388990837</text:p>
          </table:table-cell>
          <table:table-cell office:value-type="float" office:value="0.28455859378495002" table:style-name="ce1">
            <text:p>0,284558594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5.3901727549495799" table:style-name="ce1">
            <text:p>5,390172755</text:p>
          </table:table-cell>
          <table:table-cell office:value-type="float" office:value="0.50572006033221195" table:style-name="ce1">
            <text:p>0,50572006</text:p>
          </table:table-cell>
          <table:table-cell office:value-type="float" office:value="-1.39859750456015" table:style-name="ce1">
            <text:p>-1,398597505</text:p>
          </table:table-cell>
          <table:table-cell office:value-type="float" office:value="0.27879364486130298" table:style-name="ce1">
            <text:p>0,27879364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.3910888921259401" table:style-name="ce1">
            <text:p>5,391088892</text:p>
          </table:table-cell>
          <table:table-cell office:value-type="float" office:value="0.50561239151628801" table:style-name="ce1">
            <text:p>0,505612392</text:p>
          </table:table-cell>
          <table:table-cell office:value-type="float" office:value="-1.3943986969294699" table:style-name="ce1">
            <text:p>-1,394398697</text:p>
          </table:table-cell>
          <table:table-cell office:value-type="float" office:value="0.283745101923423" table:style-name="ce1">
            <text:p>0,283745102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5.3843006022937496" table:style-name="ce1">
            <text:p>5,384300602</text:p>
          </table:table-cell>
          <table:table-cell office:value-type="float" office:value="0.50600396868858599" table:style-name="ce1">
            <text:p>0,506003969</text:p>
          </table:table-cell>
          <table:table-cell office:value-type="float" office:value="-1.39219267876982" table:style-name="ce1">
            <text:p>-1,392192679</text:p>
          </table:table-cell>
          <table:table-cell office:value-type="float" office:value="0.28533969337235199" table:style-name="ce1">
            <text:p>0,285339693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3908358856654202" table:style-name="ce1">
            <text:p>5,390835886</text:p>
          </table:table-cell>
          <table:table-cell office:value-type="float" office:value="0.50564073639045604" table:style-name="ce1">
            <text:p>0,505640736</text:p>
          </table:table-cell>
          <table:table-cell office:value-type="float" office:value="-1.39294128718439" table:style-name="ce1">
            <text:p>-1,392941287</text:p>
          </table:table-cell>
          <table:table-cell office:value-type="float" office:value="0.28340992249796598" table:style-name="ce1">
            <text:p>0,283409922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5.3820042207676604" table:style-name="ce1">
            <text:p>5,382004221</text:p>
          </table:table-cell>
          <table:table-cell office:value-type="float" office:value="0.50602749281093695" table:style-name="ce1">
            <text:p>0,506027493</text:p>
          </table:table-cell>
          <table:table-cell office:value-type="float" office:value="-1.3963826043363301" table:style-name="ce1">
            <text:p>-1,396382604</text:p>
          </table:table-cell>
          <table:table-cell office:value-type="float" office:value="0.28108982800740701" table:style-name="ce1">
            <text:p>0,28108982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.3708027832772904" table:style-name="ce1">
            <text:p>5,370802783</text:p>
          </table:table-cell>
          <table:table-cell office:value-type="float" office:value="0.50617128632303998" table:style-name="ce1">
            <text:p>0,506171286</text:p>
          </table:table-cell>
          <table:table-cell office:value-type="float" office:value="-1.3945970563313199" table:style-name="ce1">
            <text:p>-1,394597056</text:p>
          </table:table-cell>
          <table:table-cell office:value-type="float" office:value="0.28375816771112" table:style-name="ce1">
            <text:p>0,283758168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5.3480681237915899" table:style-name="ce1">
            <text:p>5,348068124</text:p>
          </table:table-cell>
          <table:table-cell office:value-type="float" office:value="0.50685418485190303" table:style-name="ce1">
            <text:p>0,506854185</text:p>
          </table:table-cell>
          <table:table-cell office:value-type="float" office:value="-1.3972457772968101" table:style-name="ce1">
            <text:p>-1,397245777</text:p>
          </table:table-cell>
          <table:table-cell office:value-type="float" office:value="0.27973720123658102" table:style-name="ce1">
            <text:p>0,279737201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.3186974904915498" table:style-name="ce1">
            <text:p>5,31869749</text:p>
          </table:table-cell>
          <table:table-cell office:value-type="float" office:value="0.508034049410797" table:style-name="ce1">
            <text:p>0,508034049</text:p>
          </table:table-cell>
          <table:table-cell office:value-type="float" office:value="-1.3921196285494399" table:style-name="ce1">
            <text:p>-1,392119629</text:p>
          </table:table-cell>
          <table:table-cell office:value-type="float" office:value="0.29177979037190599" table:style-name="ce1">
            <text:p>0,29177979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5.3545464250946502" table:style-name="ce1">
            <text:p>5,354546425</text:p>
          </table:table-cell>
          <table:table-cell office:value-type="float" office:value="0.50631255613545001" table:style-name="ce1">
            <text:p>0,506312556</text:p>
          </table:table-cell>
          <table:table-cell office:value-type="float" office:value="-1.39272975440098" table:style-name="ce1">
            <text:p>-1,392729754</text:p>
          </table:table-cell>
          <table:table-cell office:value-type="float" office:value="0.28132630237258799" table:style-name="ce1">
            <text:p>0,281326302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.3345798163611597" table:style-name="ce1">
            <text:p>5,334579816</text:p>
          </table:table-cell>
          <table:table-cell office:value-type="float" office:value="0.50750503266156499" table:style-name="ce1">
            <text:p>0,507505033</text:p>
          </table:table-cell>
          <table:table-cell office:value-type="float" office:value="-1.39509822298882" table:style-name="ce1">
            <text:p>-1,395098223</text:p>
          </table:table-cell>
          <table:table-cell office:value-type="float" office:value="0.284332087911493" table:style-name="ce1">
            <text:p>0,284332088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5.3076447826302502" table:style-name="ce1">
            <text:p>5,307644783</text:p>
          </table:table-cell>
          <table:table-cell office:value-type="float" office:value="0.508120151098854" table:style-name="ce1">
            <text:p>0,508120151</text:p>
          </table:table-cell>
          <table:table-cell office:value-type="float" office:value="-1.3959168123138801" table:style-name="ce1">
            <text:p>-1,395916812</text:p>
          </table:table-cell>
          <table:table-cell office:value-type="float" office:value="0.28394074541000203" table:style-name="ce1">
            <text:p>0,28394074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33417037526028" table:style-name="ce1">
            <text:p>5,334170375</text:p>
          </table:table-cell>
          <table:table-cell office:value-type="float" office:value="0.50761152639058404" table:style-name="ce1">
            <text:p>0,507611526</text:p>
          </table:table-cell>
          <table:table-cell office:value-type="float" office:value="-1.39340487068521" table:style-name="ce1">
            <text:p>-1,393404871</text:p>
          </table:table-cell>
          <table:table-cell office:value-type="float" office:value="0.28865552674366901" table:style-name="ce1">
            <text:p>0,288655527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5.33445491924103" table:style-name="ce1">
            <text:p>5,334454919</text:p>
          </table:table-cell>
          <table:table-cell office:value-type="float" office:value="0.50787079097512" table:style-name="ce1">
            <text:p>0,507870791</text:p>
          </table:table-cell>
          <table:table-cell office:value-type="float" office:value="-1.3970563298428" table:style-name="ce1">
            <text:p>-1,39705633</text:p>
          </table:table-cell>
          <table:table-cell office:value-type="float" office:value="0.28791492919582901" table:style-name="ce1">
            <text:p>0,28791492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.33163431808146" table:style-name="ce1">
            <text:p>5,331634318</text:p>
          </table:table-cell>
          <table:table-cell office:value-type="float" office:value="0.50854037755944503" table:style-name="ce1">
            <text:p>0,508540378</text:p>
          </table:table-cell>
          <table:table-cell office:value-type="float" office:value="-1.3963660434746199" table:style-name="ce1">
            <text:p>-1,396366043</text:p>
          </table:table-cell>
          <table:table-cell office:value-type="float" office:value="0.28934508493398797" table:style-name="ce1">
            <text:p>0,289345085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5.3445049968069096" table:style-name="ce1">
            <text:p>5,344504997</text:p>
          </table:table-cell>
          <table:table-cell office:value-type="float" office:value="0.50630089816895096" table:style-name="ce1">
            <text:p>0,506300898</text:p>
          </table:table-cell>
          <table:table-cell office:value-type="float" office:value="-1.3945708501596099" table:style-name="ce1">
            <text:p>-1,39457085</text:p>
          </table:table-cell>
          <table:table-cell office:value-type="float" office:value="0.28269615316878299" table:style-name="ce1">
            <text:p>0,282696153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3421177472923" table:style-name="ce1">
            <text:p>5,342117747</text:p>
          </table:table-cell>
          <table:table-cell office:value-type="float" office:value="0.50672931343170902" table:style-name="ce1">
            <text:p>0,506729313</text:p>
          </table:table-cell>
          <table:table-cell office:value-type="float" office:value="-1.3928493378103699" table:style-name="ce1">
            <text:p>-1,392849338</text:p>
          </table:table-cell>
          <table:table-cell office:value-type="float" office:value="0.28475326657056699" table:style-name="ce1">
            <text:p>0,284753267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5.3451845227615404" table:style-name="ce1">
            <text:p>5,345184523</text:p>
          </table:table-cell>
          <table:table-cell office:value-type="float" office:value="0.50690750864934198" table:style-name="ce1">
            <text:p>0,506907509</text:p>
          </table:table-cell>
          <table:table-cell office:value-type="float" office:value="-1.39387445707466" table:style-name="ce1">
            <text:p>-1,393874457</text:p>
          </table:table-cell>
          <table:table-cell office:value-type="float" office:value="0.28333197885917699" table:style-name="ce1">
            <text:p>0,283331979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.3393310261405702" table:style-name="ce1">
            <text:p>5,339331026</text:p>
          </table:table-cell>
          <table:table-cell office:value-type="float" office:value="0.50735044025848297" table:style-name="ce1">
            <text:p>0,50735044</text:p>
          </table:table-cell>
          <table:table-cell office:value-type="float" office:value="-1.3928333288922199" table:style-name="ce1">
            <text:p>-1,392833329</text:p>
          </table:table-cell>
          <table:table-cell office:value-type="float" office:value="0.28555291546852601" table:style-name="ce1">
            <text:p>0,285552915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5.3367939797925601" table:style-name="ce1">
            <text:p>5,33679398</text:p>
          </table:table-cell>
          <table:table-cell office:value-type="float" office:value="0.50714232801443504" table:style-name="ce1">
            <text:p>0,507142328</text:p>
          </table:table-cell>
          <table:table-cell office:value-type="float" office:value="-1.39295145024662" table:style-name="ce1">
            <text:p>-1,39295145</text:p>
          </table:table-cell>
          <table:table-cell office:value-type="float" office:value="0.28338338571823701" table:style-name="ce1">
            <text:p>0,283383386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3226722283852697" table:style-name="ce1">
            <text:p>5,322672228</text:p>
          </table:table-cell>
          <table:table-cell office:value-type="float" office:value="0.50727960841626596" table:style-name="ce1">
            <text:p>0,507279608</text:p>
          </table:table-cell>
          <table:table-cell office:value-type="float" office:value="-1.39480958847556" table:style-name="ce1">
            <text:p>-1,394809588</text:p>
          </table:table-cell>
          <table:table-cell office:value-type="float" office:value="0.28289831332274401" table:style-name="ce1">
            <text:p>0,282898313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5.2989839439313799" table:style-name="ce1">
            <text:p>5,298983944</text:p>
          </table:table-cell>
          <table:table-cell office:value-type="float" office:value="0.50841201966426697" table:style-name="ce1">
            <text:p>0,50841202</text:p>
          </table:table-cell>
          <table:table-cell office:value-type="float" office:value="-1.3940057192837001" table:style-name="ce1">
            <text:p>-1,394005719</text:p>
          </table:table-cell>
          <table:table-cell office:value-type="float" office:value="0.28426371570516101" table:style-name="ce1">
            <text:p>0,284263716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.24417135733386" table:style-name="ce1">
            <text:p>5,244171357</text:p>
          </table:table-cell>
          <table:table-cell office:value-type="float" office:value="0.51080193715701405" table:style-name="ce1">
            <text:p>0,510801937</text:p>
          </table:table-cell>
          <table:table-cell office:value-type="float" office:value="-1.39600252470179" table:style-name="ce1">
            <text:p>-1,396002525</text:p>
          </table:table-cell>
          <table:table-cell office:value-type="float" office:value="0.28868148411383499" table:style-name="ce1">
            <text:p>0,288681484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5.2177579707417596" table:style-name="ce1">
            <text:p>5,217757971</text:p>
          </table:table-cell>
          <table:table-cell office:value-type="float" office:value="0.51083010146577301" table:style-name="ce1">
            <text:p>0,510830101</text:p>
          </table:table-cell>
          <table:table-cell office:value-type="float" office:value="-1.38672569253862" table:style-name="ce1">
            <text:p>-1,386725693</text:p>
          </table:table-cell>
          <table:table-cell office:value-type="float" office:value="0.29185890607725401" table:style-name="ce1">
            <text:p>0,29185890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2116136420711898" table:style-name="ce1">
            <text:p>5,211613642</text:p>
          </table:table-cell>
          <table:table-cell office:value-type="float" office:value="0.51059541825664201" table:style-name="ce1">
            <text:p>0,510595418</text:p>
          </table:table-cell>
          <table:table-cell office:value-type="float" office:value="-1.3944761138734201" table:style-name="ce1">
            <text:p>-1,394476114</text:p>
          </table:table-cell>
          <table:table-cell office:value-type="float" office:value="0.28543034817634499" table:style-name="ce1">
            <text:p>0,285430348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5.1807189831619" table:style-name="ce1">
            <text:p>5,180718983</text:p>
          </table:table-cell>
          <table:table-cell office:value-type="float" office:value="0.51195128039578497" table:style-name="ce1">
            <text:p>0,51195128</text:p>
          </table:table-cell>
          <table:table-cell office:value-type="float" office:value="-1.3941725076846001" table:style-name="ce1">
            <text:p>-1,394172508</text:p>
          </table:table-cell>
          <table:table-cell office:value-type="float" office:value="0.28861055996417401" table:style-name="ce1">
            <text:p>0,2886105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.1565227615454798" table:style-name="ce1">
            <text:p>5,156522762</text:p>
          </table:table-cell>
          <table:table-cell office:value-type="float" office:value="0.51208920185677698" table:style-name="ce1">
            <text:p>0,512089202</text:p>
          </table:table-cell>
          <table:table-cell office:value-type="float" office:value="-1.3927316607729301" table:style-name="ce1">
            <text:p>-1,392731661</text:p>
          </table:table-cell>
          <table:table-cell office:value-type="float" office:value="0.28670321819559402" table:style-name="ce1">
            <text:p>0,286703218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5.1670003878037001" table:style-name="ce1">
            <text:p>5,167000388</text:p>
          </table:table-cell>
          <table:table-cell office:value-type="float" office:value="0.51219856139534203" table:style-name="ce1">
            <text:p>0,512198561</text:p>
          </table:table-cell>
          <table:table-cell office:value-type="float" office:value="-1.39460532942225" table:style-name="ce1">
            <text:p>-1,394605329</text:p>
          </table:table-cell>
          <table:table-cell office:value-type="float" office:value="0.285980410187332" table:style-name="ce1">
            <text:p>0,28598041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.1816649843845699" table:style-name="ce1">
            <text:p>5,181664984</text:p>
          </table:table-cell>
          <table:table-cell office:value-type="float" office:value="0.51123104823007604" table:style-name="ce1">
            <text:p>0,511231048</text:p>
          </table:table-cell>
          <table:table-cell office:value-type="float" office:value="-1.39058074544981" table:style-name="ce1">
            <text:p>-1,390580745</text:p>
          </table:table-cell>
          <table:table-cell office:value-type="float" office:value="0.28490381381909002" table:style-name="ce1">
            <text:p>0,284903814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5.1911925231610798" table:style-name="ce1">
            <text:p>5,191192523</text:p>
          </table:table-cell>
          <table:table-cell office:value-type="float" office:value="0.51119947869478699" table:style-name="ce1">
            <text:p>0,511199479</text:p>
          </table:table-cell>
          <table:table-cell office:value-type="float" office:value="-1.3958781480142699" table:style-name="ce1">
            <text:p>-1,395878148</text:p>
          </table:table-cell>
          <table:table-cell office:value-type="float" office:value="0.28534018343338702" table:style-name="ce1">
            <text:p>0,285340183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1770435454729302" table:style-name="ce1">
            <text:p>5,177043545</text:p>
          </table:table-cell>
          <table:table-cell office:value-type="float" office:value="0.51113916434142603" table:style-name="ce1">
            <text:p>0,511139164</text:p>
          </table:table-cell>
          <table:table-cell office:value-type="float" office:value="-1.3929879581903399" table:style-name="ce1">
            <text:p>-1,392987958</text:p>
          </table:table-cell>
          <table:table-cell office:value-type="float" office:value="0.28675311222931699" table:style-name="ce1">
            <text:p>0,286753112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5.1962903252923196" table:style-name="ce1">
            <text:p>5,196290325</text:p>
          </table:table-cell>
          <table:table-cell office:value-type="float" office:value="0.51129539468714102" table:style-name="ce1">
            <text:p>0,511295395</text:p>
          </table:table-cell>
          <table:table-cell office:value-type="float" office:value="-1.3949086141379601" table:style-name="ce1">
            <text:p>-1,394908614</text:p>
          </table:table-cell>
          <table:table-cell office:value-type="float" office:value="0.28820010992216" table:style-name="ce1">
            <text:p>0,28820011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.2006635101359899" table:style-name="ce1">
            <text:p>5,20066351</text:p>
          </table:table-cell>
          <table:table-cell office:value-type="float" office:value="0.511094196749459" table:style-name="ce1">
            <text:p>0,511094197</text:p>
          </table:table-cell>
          <table:table-cell office:value-type="float" office:value="-1.39412973673177" table:style-name="ce1">
            <text:p>-1,394129737</text:p>
          </table:table-cell>
          <table:table-cell office:value-type="float" office:value="0.28596287277688498" table:style-name="ce1">
            <text:p>0,285962873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5.1829912153922804" table:style-name="ce1">
            <text:p>5,182991215</text:p>
          </table:table-cell>
          <table:table-cell office:value-type="float" office:value="0.51100268338296495" table:style-name="ce1">
            <text:p>0,511002683</text:p>
          </table:table-cell>
          <table:table-cell office:value-type="float" office:value="-1.39101247520967" table:style-name="ce1">
            <text:p>-1,391012475</text:p>
          </table:table-cell>
          <table:table-cell office:value-type="float" office:value="0.28546016120541301" table:style-name="ce1">
            <text:p>0,28546016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.2145990655650101" table:style-name="ce1">
            <text:p>5,214599066</text:p>
          </table:table-cell>
          <table:table-cell office:value-type="float" office:value="0.50985863183285496" table:style-name="ce1">
            <text:p>0,509858632</text:p>
          </table:table-cell>
          <table:table-cell office:value-type="float" office:value="-1.39258921944389" table:style-name="ce1">
            <text:p>-1,392589219</text:p>
          </table:table-cell>
          <table:table-cell office:value-type="float" office:value="0.28408355867235502" table:style-name="ce1">
            <text:p>0,284083559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5.2145115417049803" table:style-name="ce1">
            <text:p>5,214511542</text:p>
          </table:table-cell>
          <table:table-cell office:value-type="float" office:value="0.51085745782084002" table:style-name="ce1">
            <text:p>0,510857458</text:p>
          </table:table-cell>
          <table:table-cell office:value-type="float" office:value="-1.39851409363113" table:style-name="ce1">
            <text:p>-1,398514094</text:p>
          </table:table-cell>
          <table:table-cell office:value-type="float" office:value="0.28850750906151201" table:style-name="ce1">
            <text:p>0,288507509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.1946696187791099" table:style-name="ce1">
            <text:p>5,194669619</text:p>
          </table:table-cell>
          <table:table-cell office:value-type="float" office:value="0.51050207671510905" table:style-name="ce1">
            <text:p>0,510502077</text:p>
          </table:table-cell>
          <table:table-cell office:value-type="float" office:value="-1.38942048416658" table:style-name="ce1">
            <text:p>-1,389420484</text:p>
          </table:table-cell>
          <table:table-cell office:value-type="float" office:value="0.28753396117741198" table:style-name="ce1">
            <text:p>0,287533961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5.20229116858913" table:style-name="ce1">
            <text:p>5,202291169</text:p>
          </table:table-cell>
          <table:table-cell office:value-type="float" office:value="0.51024978829493595" table:style-name="ce1">
            <text:p>0,510249788</text:p>
          </table:table-cell>
          <table:table-cell office:value-type="float" office:value="-1.39504792318986" table:style-name="ce1">
            <text:p>-1,395047923</text:p>
          </table:table-cell>
          <table:table-cell office:value-type="float" office:value="0.28318009937539501" table:style-name="ce1">
            <text:p>0,283180099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.2196416175398603" table:style-name="ce1">
            <text:p>5,219641618</text:p>
          </table:table-cell>
          <table:table-cell office:value-type="float" office:value="0.50995416532881399" table:style-name="ce1">
            <text:p>0,509954165</text:p>
          </table:table-cell>
          <table:table-cell office:value-type="float" office:value="-1.39445800545691" table:style-name="ce1">
            <text:p>-1,394458005</text:p>
          </table:table-cell>
          <table:table-cell office:value-type="float" office:value="0.28363599079191099" table:style-name="ce1">
            <text:p>0,283635991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5.2017649744611099" table:style-name="ce1">
            <text:p>5,201764974</text:p>
          </table:table-cell>
          <table:table-cell office:value-type="float" office:value="0.51090637162248598" table:style-name="ce1">
            <text:p>0,510906372</text:p>
          </table:table-cell>
          <table:table-cell office:value-type="float" office:value="-1.39346625254431" table:style-name="ce1">
            <text:p>-1,393466253</text:p>
          </table:table-cell>
          <table:table-cell office:value-type="float" office:value="0.28590233927256797" table:style-name="ce1">
            <text:p>0,28590233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.2087261110282697" table:style-name="ce1">
            <text:p>5,208726111</text:p>
          </table:table-cell>
          <table:table-cell office:value-type="float" office:value="0.51034147015011899" table:style-name="ce1">
            <text:p>0,51034147</text:p>
          </table:table-cell>
          <table:table-cell office:value-type="float" office:value="-1.39391966859026" table:style-name="ce1">
            <text:p>-1,393919669</text:p>
          </table:table-cell>
          <table:table-cell office:value-type="float" office:value="0.28575557399693102" table:style-name="ce1">
            <text:p>0,285755574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5.1988073835520296" table:style-name="ce1">
            <text:p>5,198807384</text:p>
          </table:table-cell>
          <table:table-cell office:value-type="float" office:value="0.51035144820243294" table:style-name="ce1">
            <text:p>0,510351448</text:p>
          </table:table-cell>
          <table:table-cell office:value-type="float" office:value="-1.39041431047717" table:style-name="ce1">
            <text:p>-1,39041431</text:p>
          </table:table-cell>
          <table:table-cell office:value-type="float" office:value="0.287313416817015" table:style-name="ce1">
            <text:p>0,28731341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.1870841257758604" table:style-name="ce1">
            <text:p>5,187084126</text:p>
          </table:table-cell>
          <table:table-cell office:value-type="float" office:value="0.510867936044064" table:style-name="ce1">
            <text:p>0,510867936</text:p>
          </table:table-cell>
          <table:table-cell office:value-type="float" office:value="-1.39114018909213" table:style-name="ce1">
            <text:p>-1,391140189</text:p>
          </table:table-cell>
          <table:table-cell office:value-type="float" office:value="0.28611646940239599" table:style-name="ce1">
            <text:p>0,286116469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5.1509315250164098" table:style-name="ce1">
            <text:p>5,150931525</text:p>
          </table:table-cell>
          <table:table-cell office:value-type="float" office:value="0.512166252122219" table:style-name="ce1">
            <text:p>0,512166252</text:p>
          </table:table-cell>
          <table:table-cell office:value-type="float" office:value="-1.38909586894024" table:style-name="ce1">
            <text:p>-1,389095869</text:p>
          </table:table-cell>
          <table:table-cell office:value-type="float" office:value="0.290508223726058" table:style-name="ce1">
            <text:p>0,290508224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.1104029735671102" table:style-name="ce1">
            <text:p>5,110402974</text:p>
          </table:table-cell>
          <table:table-cell office:value-type="float" office:value="0.51305711172013002" table:style-name="ce1">
            <text:p>0,513057112</text:p>
          </table:table-cell>
          <table:table-cell office:value-type="float" office:value="-1.3903484772518" table:style-name="ce1">
            <text:p>-1,390348477</text:p>
          </table:table-cell>
          <table:table-cell office:value-type="float" office:value="0.28981449188352798" table:style-name="ce1">
            <text:p>0,289814492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5.0792112407486103" table:style-name="ce1">
            <text:p>5,079211241</text:p>
          </table:table-cell>
          <table:table-cell office:value-type="float" office:value="0.51350936727357799" table:style-name="ce1">
            <text:p>0,513509367</text:p>
          </table:table-cell>
          <table:table-cell office:value-type="float" office:value="-1.3915506981415" table:style-name="ce1">
            <text:p>-1,391550698</text:p>
          </table:table-cell>
          <table:table-cell office:value-type="float" office:value="0.286801203245928" table:style-name="ce1">
            <text:p>0,286801203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0702325038939904" table:style-name="ce1">
            <text:p>5,070232504</text:p>
          </table:table-cell>
          <table:table-cell office:value-type="float" office:value="0.51474938103427403" table:style-name="ce1">
            <text:p>0,514749381</text:p>
          </table:table-cell>
          <table:table-cell office:value-type="float" office:value="-1.3951311492359799" table:style-name="ce1">
            <text:p>-1,395131149</text:p>
          </table:table-cell>
          <table:table-cell office:value-type="float" office:value="0.285692110423726" table:style-name="ce1">
            <text:p>0,28569211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5.03831450414296" table:style-name="ce1">
            <text:p>5,038314504</text:p>
          </table:table-cell>
          <table:table-cell office:value-type="float" office:value="0.51503520274474002" table:style-name="ce1">
            <text:p>0,515035203</text:p>
          </table:table-cell>
          <table:table-cell office:value-type="float" office:value="-1.3971514559381699" table:style-name="ce1">
            <text:p>-1,397151456</text:p>
          </table:table-cell>
          <table:table-cell office:value-type="float" office:value="0.281440876131475" table:style-name="ce1">
            <text:p>0,28144087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.0102435440858297" table:style-name="ce1">
            <text:p>5,010243544</text:p>
          </table:table-cell>
          <table:table-cell office:value-type="float" office:value="0.51620418583579797" table:style-name="ce1">
            <text:p>0,516204186</text:p>
          </table:table-cell>
          <table:table-cell office:value-type="float" office:value="-1.39266126281905" table:style-name="ce1">
            <text:p>-1,392661263</text:p>
          </table:table-cell>
          <table:table-cell office:value-type="float" office:value="0.28854869393708099" table:style-name="ce1">
            <text:p>0,288548694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4.9880382115062201" table:style-name="ce1">
            <text:p>4,988038212</text:p>
          </table:table-cell>
          <table:table-cell office:value-type="float" office:value="0.51721313240292299" table:style-name="ce1">
            <text:p>0,517213132</text:p>
          </table:table-cell>
          <table:table-cell office:value-type="float" office:value="-1.39619986790891" table:style-name="ce1">
            <text:p>-1,396199868</text:p>
          </table:table-cell>
          <table:table-cell office:value-type="float" office:value="0.28817501153352798" table:style-name="ce1">
            <text:p>0,288175012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.9614935611098803" table:style-name="ce1">
            <text:p>4,961493561</text:p>
          </table:table-cell>
          <table:table-cell office:value-type="float" office:value="0.51715651401073204" table:style-name="ce1">
            <text:p>0,517156514</text:p>
          </table:table-cell>
          <table:table-cell office:value-type="float" office:value="-1.3919610901468" table:style-name="ce1">
            <text:p>-1,39196109</text:p>
          </table:table-cell>
          <table:table-cell office:value-type="float" office:value="0.28945850742252099" table:style-name="ce1">
            <text:p>0,289458507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4.9485265875652402" table:style-name="ce1">
            <text:p>4,948526588</text:p>
          </table:table-cell>
          <table:table-cell office:value-type="float" office:value="0.51741099626928999" table:style-name="ce1">
            <text:p>0,517410996</text:p>
          </table:table-cell>
          <table:table-cell office:value-type="float" office:value="-1.39468953438793" table:style-name="ce1">
            <text:p>-1,394689534</text:p>
          </table:table-cell>
          <table:table-cell office:value-type="float" office:value="0.28771044669269302" table:style-name="ce1">
            <text:p>0,28771044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9484687610078799" table:style-name="ce1">
            <text:p>4,948468761</text:p>
          </table:table-cell>
          <table:table-cell office:value-type="float" office:value="0.51780738168969098" table:style-name="ce1">
            <text:p>0,517807382</text:p>
          </table:table-cell>
          <table:table-cell office:value-type="float" office:value="-1.3920300554790199" table:style-name="ce1">
            <text:p>-1,392030055</text:p>
          </table:table-cell>
          <table:table-cell office:value-type="float" office:value="0.29130215801683301" table:style-name="ce1">
            <text:p>0,291302158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4.94491698016963" table:style-name="ce1">
            <text:p>4,94491698</text:p>
          </table:table-cell>
          <table:table-cell office:value-type="float" office:value="0.51835492051139898" table:style-name="ce1">
            <text:p>0,518354921</text:p>
          </table:table-cell>
          <table:table-cell office:value-type="float" office:value="-1.3959402520490001" table:style-name="ce1">
            <text:p>-1,395940252</text:p>
          </table:table-cell>
          <table:table-cell office:value-type="float" office:value="0.28932273778555201" table:style-name="ce1">
            <text:p>0,289322738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.9558736746372798" table:style-name="ce1">
            <text:p>4,955873675</text:p>
          </table:table-cell>
          <table:table-cell office:value-type="float" office:value="0.517690571105757" table:style-name="ce1">
            <text:p>0,517690571</text:p>
          </table:table-cell>
          <table:table-cell office:value-type="float" office:value="-1.39677027168211" table:style-name="ce1">
            <text:p>-1,396770272</text:p>
          </table:table-cell>
          <table:table-cell office:value-type="float" office:value="0.28542121631048101" table:style-name="ce1">
            <text:p>0,285421216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4.9927881684663298" table:style-name="ce1">
            <text:p>4,992788168</text:p>
          </table:table-cell>
          <table:table-cell office:value-type="float" office:value="0.51617994422969304" table:style-name="ce1">
            <text:p>0,516179944</text:p>
          </table:table-cell>
          <table:table-cell office:value-type="float" office:value="-1.39080730333959" table:style-name="ce1">
            <text:p>-1,390807303</text:p>
          </table:table-cell>
          <table:table-cell office:value-type="float" office:value="0.29064244862219701" table:style-name="ce1">
            <text:p>0,29064244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.0243034246406504" table:style-name="ce1">
            <text:p>5,024303425</text:p>
          </table:table-cell>
          <table:table-cell office:value-type="float" office:value="0.51615709393256004" table:style-name="ce1">
            <text:p>0,516157094</text:p>
          </table:table-cell>
          <table:table-cell office:value-type="float" office:value="-1.40151669377959" table:style-name="ce1">
            <text:p>-1,401516694</text:p>
          </table:table-cell>
          <table:table-cell office:value-type="float" office:value="0.28545490191809098" table:style-name="ce1">
            <text:p>0,285454902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5.0022082377985502" table:style-name="ce1">
            <text:p>5,002208238</text:p>
          </table:table-cell>
          <table:table-cell office:value-type="float" office:value="0.51647675340668997" table:style-name="ce1">
            <text:p>0,516476753</text:p>
          </table:table-cell>
          <table:table-cell office:value-type="float" office:value="-1.3911752573306999" table:style-name="ce1">
            <text:p>-1,391175257</text:p>
          </table:table-cell>
          <table:table-cell office:value-type="float" office:value="0.28656133067616402" table:style-name="ce1">
            <text:p>0,286561331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.0299072534442404" table:style-name="ce1">
            <text:p>5,029907253</text:p>
          </table:table-cell>
          <table:table-cell office:value-type="float" office:value="0.514704486281789" table:style-name="ce1">
            <text:p>0,514704486</text:p>
          </table:table-cell>
          <table:table-cell office:value-type="float" office:value="-1.39069032848255" table:style-name="ce1">
            <text:p>-1,390690328</text:p>
          </table:table-cell>
          <table:table-cell office:value-type="float" office:value="0.28724258155276799" table:style-name="ce1">
            <text:p>0,287242582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5.05257288464919" table:style-name="ce1">
            <text:p>5,052572885</text:p>
          </table:table-cell>
          <table:table-cell office:value-type="float" office:value="0.51529582968584697" table:style-name="ce1">
            <text:p>0,51529583</text:p>
          </table:table-cell>
          <table:table-cell office:value-type="float" office:value="-1.3891799867282799" table:style-name="ce1">
            <text:p>-1,389179987</text:p>
          </table:table-cell>
          <table:table-cell office:value-type="float" office:value="0.29083391015483701" table:style-name="ce1">
            <text:p>0,2908339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.0544163797976402" table:style-name="ce1">
            <text:p>5,05441638</text:p>
          </table:table-cell>
          <table:table-cell office:value-type="float" office:value="0.51509632818971895" table:style-name="ce1">
            <text:p>0,515096328</text:p>
          </table:table-cell>
          <table:table-cell office:value-type="float" office:value="-1.3943803646859501" table:style-name="ce1">
            <text:p>-1,394380365</text:p>
          </table:table-cell>
          <table:table-cell office:value-type="float" office:value="0.28876521770742802" table:style-name="ce1">
            <text:p>0,288765218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5.0427119466909298" table:style-name="ce1">
            <text:p>5,042711947</text:p>
          </table:table-cell>
          <table:table-cell office:value-type="float" office:value="0.515292062596722" table:style-name="ce1">
            <text:p>0,515292063</text:p>
          </table:table-cell>
          <table:table-cell office:value-type="float" office:value="-1.39410794670109" table:style-name="ce1">
            <text:p>-1,394107947</text:p>
          </table:table-cell>
          <table:table-cell office:value-type="float" office:value="0.28753041258482998" table:style-name="ce1">
            <text:p>0,287530413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.0213708499987701" table:style-name="ce1">
            <text:p>5,02137085</text:p>
          </table:table-cell>
          <table:table-cell office:value-type="float" office:value="0.515997918076055" table:style-name="ce1">
            <text:p>0,515997918</text:p>
          </table:table-cell>
          <table:table-cell office:value-type="float" office:value="-1.3943760275382899" table:style-name="ce1">
            <text:p>-1,394376028</text:p>
          </table:table-cell>
          <table:table-cell office:value-type="float" office:value="0.286359021508995" table:style-name="ce1">
            <text:p>0,286359022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5.0616355360025196" table:style-name="ce1">
            <text:p>5,061635536</text:p>
          </table:table-cell>
          <table:table-cell office:value-type="float" office:value="0.51446583035279103" table:style-name="ce1">
            <text:p>0,51446583</text:p>
          </table:table-cell>
          <table:table-cell office:value-type="float" office:value="-1.39321117235395" table:style-name="ce1">
            <text:p>-1,393211172</text:p>
          </table:table-cell>
          <table:table-cell office:value-type="float" office:value="0.28538852265286602" table:style-name="ce1">
            <text:p>0,28538852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.0629796708041903" table:style-name="ce1">
            <text:p>5,062979671</text:p>
          </table:table-cell>
          <table:table-cell office:value-type="float" office:value="0.51431079333516605" table:style-name="ce1">
            <text:p>0,514310793</text:p>
          </table:table-cell>
          <table:table-cell office:value-type="float" office:value="-1.39341943142513" table:style-name="ce1">
            <text:p>-1,393419431</text:p>
          </table:table-cell>
          <table:table-cell office:value-type="float" office:value="0.28747499658419501" table:style-name="ce1">
            <text:p>0,287474997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5.0717220975561101" table:style-name="ce1">
            <text:p>5,071722098</text:p>
          </table:table-cell>
          <table:table-cell office:value-type="float" office:value="0.51410455917575404" table:style-name="ce1">
            <text:p>0,514104559</text:p>
          </table:table-cell>
          <table:table-cell office:value-type="float" office:value="-1.39232000200248" table:style-name="ce1">
            <text:p>-1,392320002</text:p>
          </table:table-cell>
          <table:table-cell office:value-type="float" office:value="0.28738755207099298" table:style-name="ce1">
            <text:p>0,28738755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.0867725587695602" table:style-name="ce1">
            <text:p>5,086772559</text:p>
          </table:table-cell>
          <table:table-cell office:value-type="float" office:value="0.51386843792561099" table:style-name="ce1">
            <text:p>0,513868438</text:p>
          </table:table-cell>
          <table:table-cell office:value-type="float" office:value="-1.3914022012048199" table:style-name="ce1">
            <text:p>-1,391402201</text:p>
          </table:table-cell>
          <table:table-cell office:value-type="float" office:value="0.28774212162759" table:style-name="ce1">
            <text:p>0,287742122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5.1020311010736403" table:style-name="ce1">
            <text:p>5,102031101</text:p>
          </table:table-cell>
          <table:table-cell office:value-type="float" office:value="0.51437370296887197" table:style-name="ce1">
            <text:p>0,514373703</text:p>
          </table:table-cell>
          <table:table-cell office:value-type="float" office:value="-1.39096438768828" table:style-name="ce1">
            <text:p>-1,390964388</text:p>
          </table:table-cell>
          <table:table-cell office:value-type="float" office:value="0.28859000798516399" table:style-name="ce1">
            <text:p>0,288590008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0997081845983097" table:style-name="ce1">
            <text:p>5,099708185</text:p>
          </table:table-cell>
          <table:table-cell office:value-type="float" office:value="0.51430461877781897" table:style-name="ce1">
            <text:p>0,514304619</text:p>
          </table:table-cell>
          <table:table-cell office:value-type="float" office:value="-1.39588295992528" table:style-name="ce1">
            <text:p>-1,39588296</text:p>
          </table:table-cell>
          <table:table-cell office:value-type="float" office:value="0.287855529609093" table:style-name="ce1">
            <text:p>0,28785553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5.0392099975134199" table:style-name="ce1">
            <text:p>5,039209998</text:p>
          </table:table-cell>
          <table:table-cell office:value-type="float" office:value="0.514401139937403" table:style-name="ce1">
            <text:p>0,51440114</text:p>
          </table:table-cell>
          <table:table-cell office:value-type="float" office:value="-1.3891587102193299" table:style-name="ce1">
            <text:p>-1,38915871</text:p>
          </table:table-cell>
          <table:table-cell office:value-type="float" office:value="0.290358598076432" table:style-name="ce1">
            <text:p>0,290358598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9336598496390103" table:style-name="ce1">
            <text:p>4,93365985</text:p>
          </table:table-cell>
          <table:table-cell office:value-type="float" office:value="0.51879991040205797" table:style-name="ce1">
            <text:p>0,51879991</text:p>
          </table:table-cell>
          <table:table-cell office:value-type="float" office:value="-1.3975036371015701" table:style-name="ce1">
            <text:p>-1,397503637</text:p>
          </table:table-cell>
          <table:table-cell office:value-type="float" office:value="0.28714440151315701" table:style-name="ce1">
            <text:p>0,287144402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4.7898287446607304" table:style-name="ce1">
            <text:p>4,789828745</text:p>
          </table:table-cell>
          <table:table-cell office:value-type="float" office:value="0.52334462498205203" table:style-name="ce1">
            <text:p>0,523344625</text:p>
          </table:table-cell>
          <table:table-cell office:value-type="float" office:value="-1.39453601572528" table:style-name="ce1">
            <text:p>-1,394536016</text:p>
          </table:table-cell>
          <table:table-cell office:value-type="float" office:value="0.28920971348186397" table:style-name="ce1">
            <text:p>0,289209713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4626467186984202" table:style-name="ce1">
            <text:p>4,462646719</text:p>
          </table:table-cell>
          <table:table-cell office:value-type="float" office:value="0.53431585642599" table:style-name="ce1">
            <text:p>0,534315856</text:p>
          </table:table-cell>
          <table:table-cell office:value-type="float" office:value="-1.38200490358968" table:style-name="ce1">
            <text:p>-1,382004904</text:p>
          </table:table-cell>
          <table:table-cell office:value-type="float" office:value="0.29971103117805298" table:style-name="ce1">
            <text:p>0,299711031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3.9462874105747701" table:style-name="ce1">
            <text:p>3,946287411</text:p>
          </table:table-cell>
          <table:table-cell office:value-type="float" office:value="0.55320067094084502" table:style-name="ce1">
            <text:p>0,553200671</text:p>
          </table:table-cell>
          <table:table-cell office:value-type="float" office:value="-1.3681198724513399" table:style-name="ce1">
            <text:p>-1,368119872</text:p>
          </table:table-cell>
          <table:table-cell office:value-type="float" office:value="0.308854849874799" table:style-name="ce1">
            <text:p>0,30885485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.1438457754921298" table:style-name="ce1">
            <text:p>3,143845775</text:p>
          </table:table-cell>
          <table:table-cell office:value-type="float" office:value="0.59274790109365505" table:style-name="ce1">
            <text:p>0,592747901</text:p>
          </table:table-cell>
          <table:table-cell office:value-type="float" office:value="-1.3533052828401899" table:style-name="ce1">
            <text:p>-1,353305283</text:p>
          </table:table-cell>
          <table:table-cell office:value-type="float" office:value="0.32217198043130202" table:style-name="ce1">
            <text:p>0,32217198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1.9628888391117501" table:style-name="ce1">
            <text:p>1,962888839</text:p>
          </table:table-cell>
          <table:table-cell office:value-type="float" office:value="0.69731599898158803" table:style-name="ce1">
            <text:p>0,697315999</text:p>
          </table:table-cell>
          <table:table-cell office:value-type="float" office:value="-1.3329311494101701" table:style-name="ce1">
            <text:p>-1,332931149</text:p>
          </table:table-cell>
          <table:table-cell office:value-type="float" office:value="0.35334682177513399" table:style-name="ce1">
            <text:p>0,35334682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verage velocit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.3221931715256376" table:formula="msoxl:=AVERAGE(B2:B200)" table:style-name="ce1">
            <text:p>5,32219317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368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4:37Z</dc:date>
    <meta:editing-cycles>6</meta:editing-cycles>
    <meta:editing-duration>PT0S</meta:editing-duration>
  </office:meta>
</office:document-meta>
</file>